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300000514006BCF26A12048C6.jpg" manifest:media-type="image/jpeg"/>
  <manifest:file-entry manifest:full-path="Pictures/100000000000028A000003404F0B853CDAD0D42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4f4f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44cm" svg:stroke-color="#c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0.897cm" fo:min-width="15.34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53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82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43729d" draw:stroke-linejoin="round" svg:stroke-linecap="butt" draw:fill="solid" draw:fill-color="#e8a202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071cm" svg:stroke-color="#43729d" draw:stroke-linejoin="round" svg:stroke-linecap="butt" draw:fill="solid" draw:fill-color="#dddddd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19cm" fo:min-width="1.461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19cm" fo:min-width="1.715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solid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vertical-align="top" draw:auto-grow-height="false" fo:min-height="0cm" fo:min-width="5.253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51cm" svg:stroke-color="#3465a4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dash" draw:stroke-dash="Dashed_20__28_var_29__20_4" svg:stroke-width="0.051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objectwithoutfill">
      <style:graphic-properties svg:stroke-width="0.051cm" draw:marker-start-width="0.276cm" draw:marker-end="msArrowEnd_20_5" draw:marker-end-width="0.28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objectwithoutfill">
      <style:graphic-properties draw:stroke="dash" draw:stroke-dash="Long_20_Dash" svg:stroke-width="0.051cm" draw:marker-start-width="0.276cm" draw:marker-end="Arrow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svg:stroke-width="0.053cm" svg:stroke-color="#b47804" draw:marker-start-width="0.279cm" draw:marker-end-width="0.279cm" draw:fill="solid" draw:fill-color="#ffe994" draw:textarea-horizontal-align="justify" draw:textarea-vertical-align="middle" draw:auto-grow-height="false" fo:min-height="15.974cm" fo:min-width="16.648cm" fo:padding-top="0.151cm" fo:padding-bottom="0.151cm" fo:padding-left="0.276cm" fo:padding-right="0.27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62" style:family="graphic" style:parent-style-name="standard">
      <style:graphic-properties svg:stroke-width="0.053cm" svg:stroke-color="#168253" draw:marker-start-width="0.279cm" draw:marker-end-width="0.279cm" draw:fill="solid" draw:fill-color="#afd095" draw:textarea-horizontal-align="justify" draw:textarea-vertical-align="middle" draw:auto-grow-height="false" fo:min-height="11.698cm" fo:min-width="14.648cm" fo:padding-top="0.151cm" fo:padding-bottom="0.151cm" fo:padding-left="0.276cm" fo:padding-right="0.27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201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65" style:family="graphic" style:parent-style-name="standard">
      <style:graphic-properties svg:stroke-width="0.053cm" draw:marker-start-width="0.279cm" draw:marker-end-width="0.279cm" draw:fill="solid" draw:fill-color="#b4c7dc" draw:textarea-horizontal-align="justify" draw:textarea-vertical-align="middle" draw:auto-grow-height="false" fo:min-height="8.698cm" fo:min-width="12.648cm" fo:padding-top="0.151cm" fo:padding-bottom="0.151cm" fo:padding-left="0.276cm" fo:padding-right="0.27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7.16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29cm" fo:min-width="4.621cm"/>
      <style:paragraph-properties style:writing-mode="lr-tb"/>
    </style:style>
    <style:style style:name="gr68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6.898cm" fo:min-width="10.848cm" fo:padding-top="0.151cm" fo:padding-bottom="0.151cm" fo:padding-left="0.276cm" fo:padding-right="0.276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4.621cm"/>
      <style:paragraph-properties style:writing-mode="lr-tb"/>
    </style:style>
    <style:style style:name="gr71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3.489cm" fo:min-width="9.248cm" fo:padding-top="0.151cm" fo:padding-bottom="0.151cm" fo:padding-left="0.276cm" fo:padding-right="0.276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58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21cm"/>
      <style:paragraph-properties style:writing-mode="lr-tb"/>
    </style:style>
    <style:style style:name="gr74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14.722cm" fo:min-width="23.701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24.51cm" fo:padding-top="0.125cm" fo:padding-bottom="0.125cm" fo:padding-left="0.25cm" fo:padding-right="0.25cm" fo:wrap-option="wrap"/>
    </style:style>
    <style:style style:name="gr7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27cm" fo:min-width="4.401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27cm" fo:min-width="5.197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41cm" fo:min-width="3.701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5.031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501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3.553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8cm" fo:min-width="3.887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901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101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4.567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5.038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55cm" fo:min-width="3.011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301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none" svg:stroke-width="0cm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none" svg:stroke-width="0cm" draw:marker-start="msArrowStealthEnd_20_5" draw:marker-start-width="0.21cm" draw:marker-start-center="false" draw:fill="none" draw:textarea-vertical-align="top" draw:auto-grow-height="false" fo:min-height="0cm" fo:min-width="4.355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4.701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37cm" fo:min-width="4.892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vertical-align="top" draw:auto-grow-height="false" fo:min-height="0cm" fo:min-width="4.905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9cm" fo:min-width="5.41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701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72cm" fo:min-width="4.438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101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objectwithoutfill">
      <style:graphic-properties draw:marker-end="Arrow" draw:marker-end-width="0.2cm" draw:fill="solid" draw:textarea-vertical-align="middle"/>
    </style:style>
    <style:style style:name="gr100" style:family="graphic" style:parent-style-name="objectwithoutfill">
      <style:graphic-properties draw:marker-start="Arrow" draw:marker-end="" draw:marker-end-width="0.2cm" draw:fill="solid" draw:textarea-vertical-align="middle"/>
    </style:style>
    <style:style style:name="gr101" style:family="graphic" style:parent-style-name="objectwithoutfill">
      <style:graphic-properties draw:marker-start="Arrow" draw:marker-end="Arrow" draw:marker-end-width="0.2cm" draw:fill="solid" draw:textarea-vertical-align="middle"/>
    </style:style>
    <style:style style:name="gr102" style:family="graphic" style:parent-style-name="standard">
      <style:graphic-properties draw:stroke="none" svg:stroke-color="#6b5e9b" draw:fill-color="#e8f2a1" draw:textarea-horizontal-align="justify" draw:textarea-vertical-align="middle" draw:auto-grow-height="false" fo:min-height="18.8cm" fo:min-width="1.7cm"/>
    </style:style>
    <style:style style:name="gr10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1.901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01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301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701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501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1cm" fo:min-width="2.101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objectwithoutfill">
      <style:graphic-properties draw:marker-start="Arrow" draw:marker-end="" draw:marker-end-width="0.2cm" svg:stroke-opacity="50%" draw:fill="solid" draw:opacity="100%" draw:textarea-vertical-align="middle"/>
    </style:style>
    <style:style style:name="gr110" style:family="graphic" style:parent-style-name="objectwithoutfill">
      <style:graphic-properties draw:marker-start="Arrow" draw:marker-end="" draw:marker-end-width="0.2cm" svg:stroke-opacity="50%" draw:fill="solid" draw:textarea-vertical-align="middle"/>
    </style:style>
    <style:style style:name="gr1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3.001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2.701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23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0.901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>
      <style:graphic-properties draw:fill="none" draw:textarea-vertical-align="middle" draw:auto-grow-height="false" fo:min-height="1.742cm" fo:min-width="0cm"/>
    </style:style>
    <style:style style:name="gr1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401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201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001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301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201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601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101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901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701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501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51cm" fo:min-width="2.601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objectwithoutfill">
      <style:graphic-properties draw:stroke="solid" draw:stroke-dash="Double_20_Dash" draw:marker-start="Arrow" draw:marker-end="" draw:marker-end-width="0.2cm" svg:stroke-opacity="50%" draw:fill="solid" draw:textarea-vertical-align="middle"/>
    </style:style>
    <style:style style:name="gr1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901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401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301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78cm" fo:min-width="2.201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801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2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1.151cm" fo:min-width="5.101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4.301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 style:list-style-name="L2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09cm" fo:min-width="4.701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2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2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0.551cm" fo:min-width="5.101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94cm" fo:min-width="4.301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51cm" fo:min-width="4.301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09cm" fo:min-width="5.501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2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2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0.551cm" fo:min-width="3.301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" style:family="paragraph">
      <loext:graphic-properties draw:fill="solid" draw:fill-color="#f4f4f4" draw:opacity="62%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loext:graphic-properties draw:fill="solid" draw:fill-color="#e7e6e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margin-top="0cm" fo:margin-bottom="0cm" fo:line-height="100%"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" style:family="paragraph">
      <style:paragraph-properties fo:margin-top="0cm" fo:margin-bottom="0cm" fo:line-height="100%"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8" style:family="paragraph">
      <loext:graphic-properties draw:fill="solid" draw:fill-color="#5b9bd5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9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solid" draw:fill-color="#ffffff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1" style:family="paragraph">
      <loext:graphic-properties draw:fill="solid" draw:fill-color="#f4f4f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2" style:family="paragraph">
      <loext:graphic-properties draw:fill="solid" draw:fill-color="#deebf7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3" style:family="paragraph">
      <loext:graphic-properties draw:fill="solid" draw:fill-color="#c5e0b4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14" style:family="paragraph">
      <loext:graphic-properties draw:fill="solid" draw:fill-color="#c5e0b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5" style:family="paragraph">
      <loext:graphic-properties draw:fill="solid" draw:fill-color="#ffffa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6" style:family="paragraph">
      <loext:graphic-properties draw:fill="solid" draw:fill-color="#e8a202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7" style:family="paragraph">
      <loext:graphic-properties draw:fill="solid" draw:fill-color="#dddddd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8" style:family="paragraph">
      <loext:graphic-properties draw:fill="none"/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19" style:family="paragraph">
      <loext:graphic-properties draw:fill="solid" draw:fill-color="#ffe994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0" style:family="paragraph">
      <style:text-properties fo:color="#b47804" loext:opacity="100%"/>
    </style:style>
    <style:style style:name="P21" style:family="paragraph">
      <loext:graphic-properties draw:fill="none" draw:fill-color="#ffffff"/>
      <style:paragraph-properties style:writing-mode="lr-tb"/>
      <style:text-properties fo:color="#b47804" loext:opacity="100%" fo:language="zxx" fo:country="none" style:language-asian="zxx" style:country-asian="none" style:language-complex="zxx" style:country-complex="none"/>
    </style:style>
    <style:style style:name="P22" style:family="paragraph">
      <style:text-properties fo:color="#168253" loext:opacity="100%"/>
    </style:style>
    <style:style style:name="P23" style:family="paragraph">
      <loext:graphic-properties draw:fill="none" draw:fill-color="#ffffff"/>
      <style:paragraph-properties style:writing-mode="lr-tb"/>
      <style:text-properties fo:color="#168253" loext:opacity="100%" fo:language="zxx" fo:country="none" style:language-asian="zxx" style:country-asian="none" style:language-complex="zxx" style:country-complex="none"/>
    </style:style>
    <style:style style:name="P24" style:family="paragraph">
      <loext:graphic-properties draw:fill="solid" draw:fill-color="#afd09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5" style:family="paragraph">
      <loext:graphic-properties draw:fill="none" draw:fill-color="#ffffff"/>
      <style:paragraph-properties style:writing-mode="lr-tb"/>
      <style:text-properties fo:font-size="16pt" fo:language="zxx" fo:country="none" fo:font-style="italic" style:language-asian="zxx" style:country-asian="none" style:language-complex="zxx" style:country-complex="none"/>
    </style:style>
    <style:style style:name="P26" style:family="paragraph">
      <style:text-properties fo:color="#3465a4" loext:opacity="100%"/>
    </style:style>
    <style:style style:name="P27" style:family="paragraph">
      <loext:graphic-properties draw:fill="none" draw:fill-color="#ffffff"/>
      <style:paragraph-properties style:writing-mode="lr-tb"/>
      <style:text-properties fo:color="#3465a4" loext:opacity="100%" fo:language="zxx" fo:country="none" style:language-asian="zxx" style:country-asian="none" style:language-complex="zxx" style:country-complex="none"/>
    </style:style>
    <style:style style:name="P28" style:family="paragraph">
      <loext:graphic-properties draw:fill="solid" draw:fill-color="#b4c7d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16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P31" style:family="paragraph">
      <style:paragraph-properties fo:margin-left="0cm" fo:margin-right="0cm" fo:margin-top="0cm" fo:margin-bottom="0cm" fo:line-height="100%" fo:text-align="center" fo:text-indent="0cm"/>
    </style:style>
    <style:style style:name="P32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3" style:family="paragraph">
      <loext:graphic-properties draw:fill="none" draw:fill-color="#ffffff"/>
      <style:paragraph-properties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34" style:family="paragraph">
      <style:paragraph-properties fo:margin-top="0cm" fo:margin-bottom="0cm" fo:line-height="100%" fo:text-align="center" style:writing-mode="lr-tb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3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36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3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38" style:family="paragraph">
      <style:paragraph-properties fo:margin-top="0cm" fo:margin-bottom="0cm" fo:line-height="100%" fo:text-align="center" style:writing-mode="lr-tb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3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40" style:family="paragraph">
      <style:paragraph-properties fo:margin-top="0cm" fo:margin-bottom="0cm" fo:line-height="100%" fo:text-align="center" style:writing-mode="lr-tb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4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42" style:family="paragraph">
      <style:paragraph-properties fo:margin-top="0cm" fo:margin-bottom="0cm" fo:line-height="100%" fo:text-align="start" style:writing-mode="lr-tb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4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44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4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46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7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48" style:family="paragraph">
      <loext:graphic-properties draw:fill-color="#e8f2a1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9" style:family="paragraph">
      <style:paragraph-properties fo:margin-top="0cm" fo:margin-bottom="0cm" fo:line-height="100%" fo:text-align="center" style:writing-mode="lr-tb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5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51" style:family="paragraph">
      <loext:graphic-properties draw:fill="solid" draw:opacity="10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2" style:family="paragraph">
      <loext:graphic-properties draw:fill="none"/>
      <style:paragraph-properties fo:text-align="center"/>
    </style:style>
    <style:style style:name="P53" style:family="paragraph">
      <style:paragraph-properties fo:margin-top="0cm" fo:margin-bottom="0cm" fo:line-height="100%" fo:text-align="center" style:writing-mode="lr-tb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5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55" style:family="paragraph">
      <loext:graphic-properties draw:fill="solid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56" style:family="paragraph">
      <loext:graphic-properties draw:fill="none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57" style:family="paragraph">
      <style:paragraph-properties fo:margin-top="0cm" fo:margin-bottom="0cm" fo:line-height="100%" fo:text-align="center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style:font-name-asian="DejaVu Sans2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letter-spacing="normal" fo:language="en" fo:country="US" fo:font-style="italic" style:text-underline-style="none" fo:font-weight="normal" style:font-name-asian="DejaVu Sans2" style:font-size-asian="9pt" style:language-asian="zxx" style:country-asian="none" style:font-style-asian="italic" style:font-weight-asian="normal" style:font-name-complex="DejaVu Sans2" style:font-size-complex="9pt" style:language-complex="zxx" style:country-complex="none" style:font-style-complex="italic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1" style:family="text">
      <style:text-properties fo:color="#b47804" loext:opacity="100%" fo:language="zxx" fo:country="none" style:language-asian="zxx" style:country-asian="none" style:language-complex="zxx" style:country-complex="none"/>
    </style:style>
    <style:style style:name="T22" style:family="text">
      <style:text-properties fo:color="#168253" loext:opacity="100%" fo:language="zxx" fo:country="none" style:language-asian="zxx" style:country-asian="none" style:language-complex="zxx" style:country-complex="none"/>
    </style:style>
    <style:style style:name="T23" style:family="text">
      <style:text-properties fo:font-size="16pt" fo:language="zxx" fo:country="none" fo:font-style="italic" style:language-asian="zxx" style:country-asian="none" style:language-complex="zxx" style:country-complex="none"/>
    </style:style>
    <style:style style:name="T24" style:family="text">
      <style:text-properties fo:color="#3465a4" loext:opacity="100%" fo:language="zxx" fo:country="none" style:language-asian="zxx" style:country-asian="none" style:language-complex="zxx" style:country-complex="none"/>
    </style:style>
    <style:style style:name="T25" style:family="text">
      <style:text-properties fo:font-size="15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T26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27" style:family="text">
      <style:text-properties fo:font-size="15pt" fo:language="zxx" fo:country="none" fo:font-style="italic" style:font-size-asian="15pt" style:language-asian="zxx" style:country-asian="none" style:font-style-asian="italic" style:font-size-complex="15pt" style:language-complex="zxx" style:country-complex="none" style:font-style-complex="italic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5pt" fo:letter-spacing="normal" fo:language="en" fo:country="US" fo:font-style="normal" style:text-underline-style="none" fo:font-weight="bold" style:font-name-asian="DejaVu Sans2" style:font-size-asian="15pt" style:language-asian="zxx" style:country-asian="none" style:font-style-asian="normal" style:font-weight-asian="bold" style:font-name-complex="DejaVu Sans2" style:font-size-complex="15pt" style:language-complex="zxx" style:country-complex="none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3pt" fo:letter-spacing="normal" fo:language="en" fo:country="US" fo:font-style="italic" style:text-underline-style="none" fo:font-weight="bold" style:font-name-asian="DejaVu Sans2" style:font-size-asian="13pt" style:language-asian="zxx" style:country-asian="none" style:font-style-asian="italic" style:font-weight-asian="bold" style:font-name-complex="DejaVu Sans2" style:font-size-complex="13pt" style:language-complex="zxx" style:country-complex="none" style:font-style-complex="italic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normal" style:text-underline-style="none" fo:font-weight="normal" style:font-name-asian="DejaVu Sans2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DejaVu Sans2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italic" style:text-underline-style="none" fo:font-weight="normal" style:font-name-asian="DejaVu Sans2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italic" style:text-underline-style="none" fo:font-weight="bold" style:font-name-asian="DejaVu Sans2" style:font-size-asian="12pt" style:language-asian="zxx" style:country-asian="none" style:font-style-asian="italic" style:font-weight-asian="bold" style:font-name-complex="DejaVu Sans2" style:font-size-complex="12pt" style:language-complex="zxx" style:country-complex="none" style:font-style-complex="italic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DejaVu Sans2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pt" fo:letter-spacing="normal" fo:language="en" fo:country="US" fo:font-style="italic" style:text-underline-style="none" fo:font-weight="normal" style:font-name-asian="DejaVu Sans2" style:font-size-asian="10pt" style:language-asian="zxx" style:country-asian="none" style:font-style-asian="italic" style:font-weight-asian="normal" style:font-name-complex="DejaVu Sans2" style:font-size-complex="10pt" style:language-complex="zxx" style:country-complex="none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name="Imagen 37" draw:style-name="gr1" draw:text-style-name="P1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1" draw:style-name="gr2" draw:text-style-name="P2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" draw:layer="layout" svg:width="0.001cm" svg:height="1.488cm" svg:x="10.89cm" svg:y="9.9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" draw:text-style-name="P3" draw:layer="layout" svg:width="0.443cm" svg:height="0.56cm" svg:x="10.664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" draw:text-style-name="P3" draw:layer="layout" svg:width="0.443cm" svg:height="0.56cm" svg:x="15.107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5" draw:text-style-name="P1" draw:layer="layout" svg:width="3.982cm" svg:height="0.001cm" svg:x="11.108cm" svg:y="11.12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2.905cm" svg:y="10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5.163cm" svg:y="12.1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173cm" svg:height="0.03cm" svg:x="11.947cm" svg:y="12.4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2.961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5.163cm" svg:y="13.8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8cm" svg:height="0.017cm" svg:x="11.968cm" svg:y="14.1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2.961cm" svg:y="13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6" draw:text-style-name="P5" draw:layer="layout" svg:width="2.709cm" svg:height="0.687cm" svg:x="15.986cm" svg:y="10.61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5" draw:layer="layout" svg:width="2.709cm" svg:height="0.687cm" svg:x="16.023cm" svg:y="12.07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5" draw:layer="layout" svg:width="2.709cm" svg:height="0.687cm" svg:x="16.091cm" svg:y="13.92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1.59cm" svg:height="0.687cm" svg:x="10.828cm" svg:y="15.14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4.095cm" svg:height="0.687cm" svg:x="12.547cm" svg:y="15.18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7" draw:layer="layout" svg:width="1.862cm" svg:height="0.817cm" svg:x="12.477cm" svg:y="11.33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7" draw:layer="layout" svg:width="1.862cm" svg:height="0.817cm" svg:x="12.477cm" svg:y="12.68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2.619cm" svg:y="14.36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" draw:text-style-name="P1" draw:layer="layout" svg:width="0.645cm" svg:height="1.146cm" svg:x="11.016cm" svg:y="11.31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7" draw:text-style-name="P7" draw:layer="layout" svg:width="1.832cm" svg:height="0.817cm" svg:x="8.89cm" svg:y="10.58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435cm" svg:height="0.817cm" svg:x="15.089cm" svg:y="11.26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435cm" svg:height="0.817cm" svg:x="15.111cm" svg:y="12.71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4cm" svg:height="0.817cm" svg:x="15.136cm" svg:y="14.37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" draw:text-style-name="P1" draw:layer="layout" svg:width="2.749cm" svg:height="0.805cm" draw:transform="rotate (-1.5707963267949) translate (11.67cm 11.4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6" draw:text-style-name="P5" draw:layer="layout" svg:width="0.685cm" svg:height="0.687cm" svg:x="11.452cm" svg:y="13.09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5" draw:layer="layout" svg:width="0.685cm" svg:height="0.687cm" svg:x="15.082cm" svg:y="13.15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9">
          <draw:custom-shape draw:name="CustomShape 30" draw:style-name="gr8" draw:text-style-name="P8" draw:layer="layout" svg:width="0.229cm" svg:height="0.515cm" draw:transform="rotate (-1.5707963267949) translate (12.199cm 11.00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1" draw:style-name="gr9" draw:text-style-name="P1" draw:layer="layout" svg:width="0.199cm" svg:height="0.53cm" draw:transform="rotate (-1.5707963267949) translate (12.214cm 11.0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2">
          <draw:custom-shape draw:name="CustomShape 33" draw:style-name="gr8" draw:text-style-name="P8" draw:layer="layout" svg:width="0.229cm" svg:height="0.515cm" draw:transform="rotate (-1.5707963267949) translate (14.587cm 11.01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4" draw:style-name="gr9" draw:text-style-name="P1" draw:layer="layout" svg:width="0.199cm" svg:height="0.53cm" draw:transform="rotate (-1.5707963267949) translate (14.601cm 11.03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5">
          <draw:custom-shape draw:name="CustomShape 36" draw:style-name="gr8" draw:text-style-name="P8" draw:layer="layout" svg:width="0.229cm" svg:height="0.515cm" draw:transform="rotate (-1.5707963267949) translate (14.598cm 12.3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7" draw:style-name="gr9" draw:text-style-name="P1" draw:layer="layout" svg:width="0.199cm" svg:height="0.53cm" draw:transform="rotate (-1.5707963267949) translate (14.613cm 12.3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8">
          <draw:custom-shape draw:name="CustomShape 39" draw:style-name="gr8" draw:text-style-name="P8" draw:layer="layout" svg:width="0.229cm" svg:height="0.515cm" draw:transform="rotate (-1.5707963267949) translate (12.228cm 12.36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9" draw:text-style-name="P1" draw:layer="layout" svg:width="0.199cm" svg:height="0.53cm" draw:transform="rotate (-1.5707963267949) translate (12.242cm 12.38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1">
          <draw:custom-shape draw:name="CustomShape 42" draw:style-name="gr8" draw:text-style-name="P8" draw:layer="layout" svg:width="0.229cm" svg:height="0.515cm" draw:transform="rotate (-1.5707963267949) translate (12.228cm 14.0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9" draw:text-style-name="P1" draw:layer="layout" svg:width="0.199cm" svg:height="0.53cm" draw:transform="rotate (-1.5707963267949) translate (12.242cm 14.07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4">
          <draw:custom-shape draw:name="CustomShape 45" draw:style-name="gr8" draw:text-style-name="P8" draw:layer="layout" svg:width="0.229cm" svg:height="0.515cm" draw:transform="rotate (-1.5707963267949) translate (14.587cm 14.02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6" draw:style-name="gr9" draw:text-style-name="P1" draw:layer="layout" svg:width="0.199cm" svg:height="0.53cm" draw:transform="rotate (-1.5707963267949) translate (14.601cm 14.04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7" draw:style-name="gr7" draw:text-style-name="P7" draw:layer="layout" svg:width="0.753cm" svg:height="0.75cm" svg:x="10.528cm" svg:y="9.155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g draw:name="Group 1">
          <draw:custom-shape draw:name="CustomShape 2" draw:style-name="gr11" draw:text-style-name="P10" draw:layer="layout" svg:width="15.509cm" svg:height="12.611cm" svg:x="3.684cm" svg:y="2.5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">
            <draw:frame draw:name="Imagen 88" draw:style-name="gr1" draw:text-style-name="P1" draw:layer="layout" svg:width="9.851cm" svg:height="12.611cm" svg:x="3.684cm" svg:y="2.583cm">
              <draw:image xlink:href="Pictures/100000000000028A000003404F0B853CDAD0D420.jpg" xlink:type="simple" xlink:show="embed" xlink:actuate="onLoad" draw:mime-type="image/jpeg">
                <text:p/>
              </draw:image>
            </draw:frame>
            <draw:custom-shape draw:name="CustomShape 4" draw:style-name="gr11" draw:text-style-name="P10" draw:layer="layout" svg:width="10.069cm" svg:height="12.611cm" svg:x="9.142cm" svg:y="2.6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CustomShape 5" draw:style-name="gr3" draw:text-style-name="P1" draw:layer="layout" svg:width="0.001cm" svg:height="7.223cm" svg:x="11.4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3cm" svg:height="0.03cm" svg:x="12.484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" draw:text-style-name="P3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5" draw:text-style-name="P1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" draw:text-style-name="P3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6" draw:text-style-name="P5" draw:layer="layout" svg:width="2.709cm" svg:height="0.687cm" svg:x="16.5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6.5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2.709cm" svg:height="0.687cm" svg:x="16.6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338cm" svg:height="0.687cm" draw:transform="rotate (1.5707963267949) translate (9.23cm 7.677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1.59cm" svg:height="0.687cm" svg:x="11.3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5" draw:layer="layout" svg:width="4.095cm" svg:height="0.687cm" svg:x="13.0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3.0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3.0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862cm" svg:height="0.817cm" svg:x="13.1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" draw:text-style-name="P1" draw:layer="layout" svg:width="0.645cm" svg:height="1.146cm" svg:x="11.553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7" draw:text-style-name="P7" draw:layer="layout" svg:width="1.832cm" svg:height="0.817cm" svg:x="9.4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15.6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5cm" svg:height="0.817cm" svg:x="15.6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" draw:text-style-name="P7" draw:layer="layout" svg:width="1.434cm" svg:height="0.817cm" svg:x="15.6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" draw:text-style-name="P5" draw:layer="layout" svg:width="1.982cm" svg:height="0.687cm" draw:transform="rotate (1.5707963267949) translate (9.204cm 5.216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" draw:text-style-name="P1" draw:layer="layout" svg:width="2.749cm" svg:height="0.805cm" draw:transform="rotate (-1.5707963267949) translate (12.207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6" draw:text-style-name="P5" draw:layer="layout" svg:width="0.685cm" svg:height="0.687cm" svg:x="11.9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5" draw:layer="layout" svg:width="0.685cm" svg:height="0.687cm" svg:x="15.6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8" draw:text-style-name="P8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8" draw:text-style-name="P8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9" draw:text-style-name="P1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8" draw:text-style-name="P8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9" draw:text-style-name="P1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8" draw:text-style-name="P8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9" draw:text-style-name="P1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8" draw:text-style-name="P8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9" draw:text-style-name="P1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9">
          <draw:custom-shape draw:name="CustomShape 50" draw:style-name="gr8" draw:text-style-name="P8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1" draw:style-name="gr9" draw:text-style-name="P1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2" draw:style-name="gr7" draw:text-style-name="P7" draw:layer="layout" svg:width="0.753cm" svg:height="0.75cm" svg:x="11.065cm" svg:y="2.748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" draw:text-style-name="P3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7" draw:text-style-name="P7" draw:layer="layout" svg:width="1.477cm" svg:height="0.77cm" svg:x="9.854cm" svg:y="5.135cm">
          <text:p text:style-name="P6"><text:span text:style-name="T7"></text:span><text:span text:style-name="T8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5" draw:layer="layout" svg:width="0.685cm" svg:height="0.687cm" svg:x="10.094cm" svg:y="6.022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" draw:text-style-name="P7" draw:layer="layout" svg:width="1.443cm" svg:height="0.77cm" svg:x="9.868cm" svg:y="8.098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7" draw:text-style-name="P7" draw:layer="layout" svg:width="1.443cm" svg:height="0.77cm" svg:x="9.868cm" svg:y="6.653cm">
          <text:p text:style-name="P6"><text:span text:style-name="T7"></text:span><text:span text:style-name="T8">stem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8">
          <draw:custom-shape draw:name="CustomShape 59" draw:style-name="gr8" draw:text-style-name="P8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0" draw:style-name="gr9" draw:text-style-name="P1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1" draw:style-name="gr4" draw:text-style-name="P3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2">
          <draw:custom-shape draw:name="CustomShape 63" draw:style-name="gr8" draw:text-style-name="P8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4" draw:style-name="gr9" draw:text-style-name="P1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5" draw:style-name="gr4" draw:text-style-name="P3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6">
          <draw:custom-shape draw:name="CustomShape 67" draw:style-name="gr8" draw:text-style-name="P8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8" draw:style-name="gr9" draw:text-style-name="P1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9" draw:style-name="gr7" draw:text-style-name="P7" draw:layer="layout" svg:width="1.147cm" svg:height="0.77cm" svg:x="9.9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0">
          <draw:custom-shape draw:name="CustomShape 71" draw:style-name="gr8" draw:text-style-name="P8" draw:layer="layout" svg:width="0.229cm" svg:height="0.515cm" svg:x="11.2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11.3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248cm" svg:height="0.278cm" svg:x="11.3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name="Imagen 159" draw:style-name="gr1" draw:text-style-name="P1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1" draw:style-name="gr2" draw:text-style-name="P2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" draw:layer="layout" svg:width="0.001cm" svg:height="7.223cm" svg:x="9.6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" draw:text-style-name="P3" draw:layer="layout" svg:width="0.443cm" svg:height="0.56cm" svg:x="9.4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" draw:text-style-name="P3" draw:layer="layout" svg:width="0.443cm" svg:height="0.56cm" svg:x="13.8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5" draw:text-style-name="P1" draw:layer="layout" svg:width="3.982cm" svg:height="0.001cm" svg:x="9.8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1.6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3.9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173cm" svg:height="0.03cm" svg:x="10.684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1.6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3.9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8cm" svg:height="0.017cm" svg:x="10.7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1.6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6" draw:text-style-name="P5" draw:layer="layout" svg:width="2.709cm" svg:height="0.687cm" svg:x="14.7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5" draw:layer="layout" svg:width="2.709cm" svg:height="0.687cm" svg:x="14.7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5" draw:layer="layout" svg:width="2.709cm" svg:height="0.687cm" svg:x="14.8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1.338cm" svg:height="0.687cm" draw:transform="rotate (1.5707963267949) translate (7.43cm 7.677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1.59cm" svg:height="0.687cm" svg:x="9.5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4.095cm" svg:height="0.687cm" svg:x="11.2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7" draw:layer="layout" svg:width="1.862cm" svg:height="0.817cm" svg:x="11.2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1.2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1.3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" draw:text-style-name="P1" draw:layer="layout" svg:width="0.645cm" svg:height="1.146cm" svg:x="9.753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7" draw:text-style-name="P7" draw:layer="layout" svg:width="1.832cm" svg:height="0.817cm" svg:x="7.6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435cm" svg:height="0.817cm" svg:x="13.8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5cm" svg:height="0.817cm" svg:x="13.8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4cm" svg:height="0.817cm" svg:x="13.8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" draw:text-style-name="P5" draw:layer="layout" svg:width="1.982cm" svg:height="0.687cm" draw:transform="rotate (1.5707963267949) translate (7.404cm 5.216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" draw:text-style-name="P1" draw:layer="layout" svg:width="2.749cm" svg:height="0.805cm" draw:transform="rotate (-1.5707963267949) translate (10.407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6" draw:text-style-name="P5" draw:layer="layout" svg:width="0.685cm" svg:height="0.687cm" svg:x="10.1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" draw:text-style-name="P5" draw:layer="layout" svg:width="0.685cm" svg:height="0.687cm" svg:x="13.8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CustomShape 32" draw:style-name="gr8" draw:text-style-name="P8" draw:layer="layout" svg:width="0.229cm" svg:height="0.515cm" draw:transform="rotate (-1.5707963267949) translate (10.9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9" draw:text-style-name="P1" draw:layer="layout" svg:width="0.199cm" svg:height="0.53cm" draw:transform="rotate (-1.5707963267949) translate (10.9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4">
          <draw:custom-shape draw:name="CustomShape 35" draw:style-name="gr8" draw:text-style-name="P8" draw:layer="layout" svg:width="0.229cm" svg:height="0.515cm" draw:transform="rotate (-1.5707963267949) translate (13.3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draw:transform="rotate (-1.5707963267949) translate (13.338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8" draw:text-style-name="P8" draw:layer="layout" svg:width="0.229cm" svg:height="0.515cm" draw:transform="rotate (-1.5707963267949) translate (13.3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9" draw:text-style-name="P1" draw:layer="layout" svg:width="0.199cm" svg:height="0.53cm" draw:transform="rotate (-1.5707963267949) translate (13.35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8" draw:text-style-name="P8" draw:layer="layout" svg:width="0.229cm" svg:height="0.515cm" draw:transform="rotate (-1.5707963267949) translate (10.9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9" draw:text-style-name="P1" draw:layer="layout" svg:width="0.199cm" svg:height="0.53cm" draw:transform="rotate (-1.5707963267949) translate (10.979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8" draw:text-style-name="P8" draw:layer="layout" svg:width="0.229cm" svg:height="0.515cm" draw:transform="rotate (-1.5707963267949) translate (10.9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9" draw:text-style-name="P1" draw:layer="layout" svg:width="0.199cm" svg:height="0.53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8" draw:text-style-name="P8" draw:layer="layout" svg:width="0.229cm" svg:height="0.515cm" draw:transform="rotate (-1.5707963267949) translate (13.3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9" draw:text-style-name="P1" draw:layer="layout" svg:width="0.199cm" svg:height="0.53cm" draw:transform="rotate (-1.5707963267949) translate (13.3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9" draw:style-name="gr7" draw:text-style-name="P7" draw:layer="layout" svg:width="0.753cm" svg:height="0.75cm" svg:x="9.265cm" svg:y="2.748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" draw:text-style-name="P3" draw:layer="layout" svg:width="0.248cm" svg:height="0.278cm" svg:x="9.4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7" draw:text-style-name="P7" draw:layer="layout" svg:width="1.443cm" svg:height="0.77cm" svg:x="8.071cm" svg:y="5.135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443cm" svg:height="0.77cm" svg:x="8.068cm" svg:y="7.425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3">
          <draw:custom-shape draw:name="CustomShape 54" draw:style-name="gr8" draw:text-style-name="P8" draw:layer="layout" svg:width="0.229cm" svg:height="0.515cm" svg:x="9.512cm" svg:y="6.2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5" draw:style-name="gr9" draw:text-style-name="P1" draw:layer="layout" svg:width="0.199cm" svg:height="0.53cm" svg:x="9.538cm" svg:y="6.23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6" draw:style-name="gr4" draw:text-style-name="P3" draw:layer="layout" svg:width="0.248cm" svg:height="0.278cm" svg:x="9.495cm" svg:y="7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9.5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9.5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0" draw:style-name="gr7" draw:text-style-name="P7" draw:layer="layout" svg:width="1.147cm" svg:height="0.77cm" svg:x="8.1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1">
          <draw:custom-shape draw:name="CustomShape 62" draw:style-name="gr8" draw:text-style-name="P8" draw:layer="layout" svg:width="0.229cm" svg:height="0.515cm" svg:x="9.4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3" draw:style-name="gr9" draw:text-style-name="P1" draw:layer="layout" svg:width="0.199cm" svg:height="0.53cm" svg:x="9.5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4" draw:style-name="gr4" draw:text-style-name="P3" draw:layer="layout" svg:width="0.248cm" svg:height="0.278cm" svg:x="9.5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2" draw:text-style-name="P11" draw:layer="layout" svg:width="16.794cm" svg:height="14.971cm" svg:x="0.4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25" draw:style-name="gr1" draw:text-style-name="P1" draw:layer="layout" svg:width="9.067cm" svg:height="13.371cm" svg:x="0.2cm" svg:y="2.8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2" draw:text-style-name="P2" draw:layer="layout" svg:width="12.569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" draw:layer="layout" svg:width="0.119cm" svg:height="11.131cm" svg:x="8.507cm" svg:y="3.91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4" draw:text-style-name="P12" draw:layer="layout" svg:width="1.678cm" svg:height="1.49cm" svg:x="8.082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0.443cm" svg:height="0.56cm" svg:x="9.141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13.584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5" draw:text-style-name="P1" draw:layer="layout" svg:width="3.982cm" svg:height="0.001cm" svg:x="9.585cm" svg:y="11.92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1.382cm" svg:y="11.6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13.64cm" svg:y="12.9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5" draw:text-style-name="P1" draw:layer="layout" svg:width="3.173cm" svg:height="0.03cm" svg:x="10.424cm" svg:y="13.23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1.438cm" svg:y="12.9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13.64cm" svg:y="14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5" draw:text-style-name="P1" draw:layer="layout" svg:width="3.178cm" svg:height="0.017cm" svg:x="10.445cm" svg:y="14.93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1.438cm" svg:y="14.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14.463cm" svg:y="11.414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14.5cm" svg:y="12.869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4.568cm" svg:y="14.716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338cm" svg:height="0.687cm" draw:transform="rotate (1.5707963267949) translate (5.568cm 7.898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59cm" svg:height="0.687cm" svg:x="9.305cm" svg:y="15.935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4.095cm" svg:height="0.687cm" svg:x="11.024cm" svg:y="15.979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0.954cm" svg:y="12.127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0.954cm" svg:y="13.484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1.096cm" svg:y="15.157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1" draw:layer="layout" svg:width="0.645cm" svg:height="1.146cm" svg:x="9.493cm" svg:y="12.11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7" draw:text-style-name="P7" draw:layer="layout" svg:width="1.832cm" svg:height="0.817cm" svg:x="6.4cm" svg:y="11.253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13.566cm" svg:y="12.061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13.588cm" svg:y="13.512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4cm" svg:height="0.817cm" svg:x="13.613cm" svg:y="15.17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5" draw:layer="layout" svg:width="1.982cm" svg:height="0.687cm" draw:transform="rotate (1.5707963267949) translate (5.542cm 5.437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1" draw:layer="layout" svg:width="2.749cm" svg:height="0.805cm" draw:transform="rotate (-1.5707963267949) translate (10.147cm 12.20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6" draw:text-style-name="P5" draw:layer="layout" svg:width="0.685cm" svg:height="0.687cm" svg:x="9.929cm" svg:y="13.893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5" draw:layer="layout" svg:width="0.685cm" svg:height="0.687cm" svg:x="13.559cm" svg:y="13.954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8" draw:text-style-name="P8" draw:layer="layout" svg:width="0.229cm" svg:height="0.515cm" draw:transform="rotate (-1.5707963267949) translate (10.676cm 11.80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9" draw:text-style-name="P1" draw:layer="layout" svg:width="0.199cm" svg:height="0.53cm" draw:transform="rotate (-1.5707963267949) translate (10.691cm 11.8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8" draw:text-style-name="P8" draw:layer="layout" svg:width="0.229cm" svg:height="0.515cm" draw:transform="rotate (-1.5707963267949) translate (13.064cm 11.8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9" draw:text-style-name="P1" draw:layer="layout" svg:width="0.199cm" svg:height="0.53cm" draw:transform="rotate (-1.5707963267949) translate (13.079cm 11.8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8" draw:text-style-name="P8" draw:layer="layout" svg:width="0.229cm" svg:height="0.515cm" draw:transform="rotate (-1.5707963267949) translate (13.075cm 13.1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9" draw:text-style-name="P1" draw:layer="layout" svg:width="0.199cm" svg:height="0.53cm" draw:transform="rotate (-1.5707963267949) translate (13.09cm 13.1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8" draw:text-style-name="P8" draw:layer="layout" svg:width="0.229cm" svg:height="0.515cm" draw:transform="rotate (-1.5707963267949) translate (10.705cm 13.1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draw:transform="rotate (-1.5707963267949) translate (10.72cm 13.18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0.705cm 14.8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0.72cm 14.8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13.064cm 14.81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13.079cm 14.84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7" draw:text-style-name="P7" draw:layer="layout" svg:width="1.443cm" svg:height="0.77cm" svg:x="6.978cm" svg:y="5.589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758cm" svg:height="0.77cm" svg:x="8.22cm" svg:y="7.974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" draw:text-style-name="P7" draw:layer="layout" svg:width="1.147cm" svg:height="0.77cm" svg:x="7.022cm" svg:y="4.145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6" draw:text-style-name="P13" draw:layer="layout" svg:width="2.026cm" svg:height="0.745cm" svg:x="11.38cm" svg:y="4.152cm">
          <text:p text:style-name="P4"><text:span text:style-name="T10"></text:span><text:span text:style-name="T11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7" draw:layer="layout" svg:width="1.733cm" svg:height="0.745cm" svg:x="9.863cm" svg:y="7.539cm">
          <text:p text:style-name="P6"><text:span text:style-name="T12">F</text:span><text:span text:style-name="T11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" draw:text-style-name="P3" draw:layer="layout" svg:width="0.248cm" svg:height="0.278cm" svg:x="8.402cm" svg:y="5.8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8.399cm" svg:y="6.3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8.425cm" svg:y="6.38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svg:x="8.406cm" svg:y="4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svg:x="8.432cm" svg:y="4.894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" draw:text-style-name="P3" draw:layer="layout" svg:width="0.248cm" svg:height="0.278cm" svg:x="8.399cm" svg:y="4.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6" draw:text-style-name="P7" draw:layer="layout" svg:width="1.677cm" svg:height="0.745cm" svg:x="9.411cm" svg:y="9.332cm">
          <text:p text:style-name="P6"><text:span text:style-name="T12">E</text:span><text:span text:style-name="T11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7" draw:layer="layout" svg:width="1.677cm" svg:height="0.745cm" svg:x="8.415cm" svg:y="6.796cm">
          <text:p text:style-name="P6"><text:span text:style-name="T12">E</text:span><text:span text:style-name="T11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7" draw:text-style-name="P1" draw:layer="layout" svg:width="2.6cm" svg:height="0.001cm" svg:x="8.739cm" svg:y="4.4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6" draw:text-style-name="P7" draw:layer="layout" svg:width="1.733cm" svg:height="0.745cm" svg:x="9.309cm" svg:y="3.702cm">
          <text:p text:style-name="P6"><text:span text:style-name="T12">F</text:span><text:span text:style-name="T11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7" draw:layer="layout" svg:width="1.677cm" svg:height="0.745cm" svg:x="7.971cm" svg:y="3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" draw:text-style-name="P3" draw:layer="layout" svg:width="0.443cm" svg:height="0.56cm" svg:x="8.319cm" svg:y="11.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8" draw:text-style-name="P8" draw:layer="layout" svg:width="0.229cm" svg:height="0.515cm" svg:x="8.409cm" svg:y="10.4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8.435cm" svg:y="10.48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443cm" svg:height="0.56cm" svg:x="8.391cm" svg:y="14.4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7" draw:text-style-name="P7" draw:layer="layout" svg:width="1.832cm" svg:height="0.817cm" svg:x="6.439cm" svg:y="14.135cm">
          <text:p text:style-name="P6"><text:span text:style-name="T3"></text:span><text:span text:style-name="T4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8" draw:text-style-name="P8" draw:layer="layout" svg:width="0.229cm" svg:height="0.515cm" svg:x="8.472cm" svg:y="13.0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9" draw:text-style-name="P1" draw:layer="layout" svg:width="0.199cm" svg:height="0.53cm" svg:x="8.498cm" svg:y="13.03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18" draw:text-style-name="P14" draw:layer="layout" svg:width="1.967cm" svg:height="1.49cm" svg:x="11.438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7" draw:text-style-name="P1" draw:layer="layout" svg:width="1.662cm" svg:height="0.001cm" svg:x="9.76cm" svg:y="8.3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7" draw:text-style-name="P7" draw:layer="layout" svg:width="1.758cm" svg:height="0.77cm" svg:x="11.447cm" svg:y="7.972cm">
          <text:p text:style-name="P6"><text:span text:style-name="T7"></text:span><text:span text:style-name="T8">symp,</text:span><text:span text:style-name="T13"> </text:span><text:span text:style-name="T8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6" draw:text-style-name="P5" draw:layer="layout" svg:width="1.904cm" svg:height="0.687cm" draw:transform="rotate (1.5707963267949) translate (5.511cm 13.565cm)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9" draw:text-style-name="P1" draw:layer="layout" svg:width="0.012cm" svg:height="2.528cm" svg:x="9.365cm" svg:y="9.09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8" draw:text-style-name="P8" draw:layer="layout" svg:width="0.229cm" svg:height="0.515cm" svg:x="9.231cm" svg:y="10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9" draw:text-style-name="P1" draw:layer="layout" svg:width="0.199cm" svg:height="0.53cm" svg:x="9.257cm" svg:y="10.47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2" draw:text-style-name="P11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11" draw:style-name="gr1" draw:text-style-name="P1" draw:layer="layout" svg:width="9.067cm" svg:height="13.371cm" svg:x="0.2cm" svg:y="2.8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2" draw:text-style-name="P2" draw:layer="layout" svg:width="19.768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" draw:layer="layout" svg:width="0.119cm" svg:height="11.131cm" svg:x="15.91cm" svg:y="3.6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4" draw:text-style-name="P12" draw:layer="layout" svg:width="1.678cm" svg:height="1.49cm" svg:x="15.485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0.443cm" svg:height="0.56cm" svg:x="16.544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20.987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5" draw:text-style-name="P1" draw:layer="layout" svg:width="3.982cm" svg:height="0.001cm" svg:x="16.988cm" svg:y="11.68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8.785cm" svg:y="11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21.043cm" svg:y="12.7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5" draw:text-style-name="P1" draw:layer="layout" svg:width="3.173cm" svg:height="0.03cm" svg:x="17.827cm" svg:y="13.00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8.841cm" svg:y="12.7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21.043cm" svg:y="14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5" draw:text-style-name="P1" draw:layer="layout" svg:width="3.178cm" svg:height="0.017cm" svg:x="17.848cm" svg:y="14.70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8.841cm" svg:y="14.4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21.866cm" svg:y="11.181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21.903cm" svg:y="12.636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21.971cm" svg:y="14.483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338cm" svg:height="0.687cm" draw:transform="rotate (1.5707963267949) translate (5.568cm 7.898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59cm" svg:height="0.687cm" svg:x="16.708cm" svg:y="15.702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4.095cm" svg:height="0.687cm" svg:x="18.427cm" svg:y="15.746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8.357cm" svg:y="11.894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8.357cm" svg:y="13.251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8.499cm" svg:y="14.924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1" draw:layer="layout" svg:width="0.645cm" svg:height="1.146cm" svg:x="16.896cm" svg:y="11.88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7" draw:text-style-name="P7" draw:layer="layout" svg:width="1.832cm" svg:height="0.817cm" svg:x="13.803cm" svg:y="11.0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20.969cm" svg:y="11.828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20.991cm" svg:y="13.279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4cm" svg:height="0.817cm" svg:x="21.016cm" svg:y="14.937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5" draw:layer="layout" svg:width="1.982cm" svg:height="0.687cm" draw:transform="rotate (1.5707963267949) translate (5.542cm 5.437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1" draw:layer="layout" svg:width="2.749cm" svg:height="0.805cm" draw:transform="rotate (-1.5707963267949) translate (17.55cm 11.97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6" draw:text-style-name="P5" draw:layer="layout" svg:width="0.685cm" svg:height="0.687cm" svg:x="17.332cm" svg:y="13.66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5" draw:layer="layout" svg:width="0.685cm" svg:height="0.687cm" svg:x="20.962cm" svg:y="13.721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8" draw:text-style-name="P8" draw:layer="layout" svg:width="0.229cm" svg:height="0.515cm" draw:transform="rotate (-1.5707963267949) translate (18.079cm 11.56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9" draw:text-style-name="P1" draw:layer="layout" svg:width="0.199cm" svg:height="0.53cm" draw:transform="rotate (-1.5707963267949) translate (18.093cm 11.5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8" draw:text-style-name="P8" draw:layer="layout" svg:width="0.229cm" svg:height="0.515cm" draw:transform="rotate (-1.5707963267949) translate (20.467cm 11.57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9" draw:text-style-name="P1" draw:layer="layout" svg:width="0.199cm" svg:height="0.53cm" draw:transform="rotate (-1.5707963267949) translate (20.482cm 11.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8" draw:text-style-name="P8" draw:layer="layout" svg:width="0.229cm" svg:height="0.515cm" draw:transform="rotate (-1.5707963267949) translate (20.478cm 12.88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9" draw:text-style-name="P1" draw:layer="layout" svg:width="0.199cm" svg:height="0.53cm" draw:transform="rotate (-1.5707963267949) translate (20.493cm 12.912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8" draw:text-style-name="P8" draw:layer="layout" svg:width="0.229cm" svg:height="0.515cm" draw:transform="rotate (-1.5707963267949) translate (18.108cm 12.9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draw:transform="rotate (-1.5707963267949) translate (18.122cm 12.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8.108cm 14.61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8.122cm 14.63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20.467cm 14.58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20.482cm 14.611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7" draw:text-style-name="P7" draw:layer="layout" svg:width="1.443cm" svg:height="0.77cm" svg:x="14.381cm" svg:y="5.356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758cm" svg:height="0.77cm" svg:x="15.623cm" svg:y="7.741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" draw:text-style-name="P7" draw:layer="layout" svg:width="1.147cm" svg:height="0.77cm" svg:x="14.425cm" svg:y="3.912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6" draw:text-style-name="P13" draw:layer="layout" svg:width="2.026cm" svg:height="0.745cm" svg:x="18.783cm" svg:y="3.919cm">
          <text:p text:style-name="P4"><text:span text:style-name="T10"></text:span><text:span text:style-name="T11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7" draw:layer="layout" svg:width="1.733cm" svg:height="0.745cm" svg:x="17.266cm" svg:y="7.306cm">
          <text:p text:style-name="P6"><text:span text:style-name="T12">F</text:span><text:span text:style-name="T11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" draw:text-style-name="P3" draw:layer="layout" svg:width="0.248cm" svg:height="0.278cm" svg:x="15.805cm" svg:y="5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15.802cm" svg:y="6.1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15.828cm" svg:y="6.14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svg:x="15.809cm" svg:y="4.6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svg:x="15.835cm" svg:y="4.66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" draw:text-style-name="P3" draw:layer="layout" svg:width="0.248cm" svg:height="0.278cm" svg:x="15.802cm" svg:y="4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6" draw:text-style-name="P7" draw:layer="layout" svg:width="1.677cm" svg:height="0.745cm" svg:x="16.814cm" svg:y="9.099cm">
          <text:p text:style-name="P6"><text:span text:style-name="T12">E</text:span><text:span text:style-name="T11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7" draw:layer="layout" svg:width="1.677cm" svg:height="0.745cm" svg:x="15.818cm" svg:y="6.563cm">
          <text:p text:style-name="P6"><text:span text:style-name="T12">E</text:span><text:span text:style-name="T11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7" draw:text-style-name="P1" draw:layer="layout" svg:width="2.6cm" svg:height="0.001cm" svg:x="16.142cm" svg:y="4.23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6" draw:text-style-name="P7" draw:layer="layout" svg:width="1.733cm" svg:height="0.745cm" svg:x="16.712cm" svg:y="3.469cm">
          <text:p text:style-name="P6"><text:span text:style-name="T12">F</text:span><text:span text:style-name="T11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7" draw:layer="layout" svg:width="1.677cm" svg:height="0.745cm" svg:x="15.374cm" svg:y="2.767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" draw:text-style-name="P3" draw:layer="layout" svg:width="0.443cm" svg:height="0.56cm" svg:x="15.722cm" svg:y="11.4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8" draw:text-style-name="P8" draw:layer="layout" svg:width="0.229cm" svg:height="0.515cm" svg:x="15.812cm" svg:y="10.2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15.838cm" svg:y="10.2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443cm" svg:height="0.56cm" svg:x="15.794cm" svg:y="1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7" draw:text-style-name="P7" draw:layer="layout" svg:width="1.832cm" svg:height="0.817cm" svg:x="13.842cm" svg:y="13.902cm">
          <text:p text:style-name="P6"><text:span text:style-name="T3"></text:span><text:span text:style-name="T4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8" draw:text-style-name="P8" draw:layer="layout" svg:width="0.229cm" svg:height="0.515cm" svg:x="15.875cm" svg:y="12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9" draw:text-style-name="P1" draw:layer="layout" svg:width="0.199cm" svg:height="0.53cm" svg:x="15.901cm" svg:y="12.80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18" draw:text-style-name="P14" draw:layer="layout" svg:width="1.967cm" svg:height="1.49cm" svg:x="18.841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7" draw:text-style-name="P1" draw:layer="layout" svg:width="1.662cm" svg:height="0.001cm" svg:x="17.163cm" svg:y="8.13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7" draw:text-style-name="P7" draw:layer="layout" svg:width="1.758cm" svg:height="0.77cm" svg:x="18.85cm" svg:y="7.739cm">
          <text:p text:style-name="P6"><text:span text:style-name="T7"></text:span><text:span text:style-name="T8">symp,</text:span><text:span text:style-name="T13"> </text:span><text:span text:style-name="T8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6" draw:text-style-name="P5" draw:layer="layout" svg:width="1.904cm" svg:height="0.687cm" draw:transform="rotate (1.5707963267949) translate (5.511cm 13.565cm)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9" draw:text-style-name="P1" draw:layer="layout" svg:width="0.012cm" svg:height="2.528cm" svg:x="16.768cm" svg:y="8.858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8" draw:text-style-name="P8" draw:layer="layout" svg:width="0.229cm" svg:height="0.515cm" svg:x="16.634cm" svg:y="10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9" draw:text-style-name="P1" draw:layer="layout" svg:width="0.199cm" svg:height="0.53cm" svg:x="16.66cm" svg:y="10.23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86" draw:style-name="gr3" draw:text-style-name="P1" draw:layer="layout" svg:width="0.119cm" svg:height="8.126cm" svg:x="7.946cm" svg:y="3.6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7" draw:style-name="gr4" draw:text-style-name="P3" draw:layer="layout" svg:width="0.443cm" svg:height="0.56cm" svg:x="7.846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4" draw:text-style-name="P3" draw:layer="layout" svg:width="0.443cm" svg:height="0.56cm" svg:x="12.289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9" draw:style-name="gr5" draw:text-style-name="P1" draw:layer="layout" svg:width="3.982cm" svg:height="0.001cm" svg:x="8.29cm" svg:y="11.49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0" draw:style-name="gr4" draw:text-style-name="P3" draw:layer="layout" svg:width="0.443cm" svg:height="0.56cm" svg:x="10.087cm" svg:y="11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4" draw:text-style-name="P3" draw:layer="layout" svg:width="0.443cm" svg:height="0.56cm" svg:x="12.345cm" svg:y="12.5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5" draw:text-style-name="P1" draw:layer="layout" svg:width="3.173cm" svg:height="0.03cm" svg:x="9.129cm" svg:y="12.8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3" draw:style-name="gr4" draw:text-style-name="P3" draw:layer="layout" svg:width="0.443cm" svg:height="0.56cm" svg:x="10.143cm" svg:y="12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4" draw:text-style-name="P3" draw:layer="layout" svg:width="0.443cm" svg:height="0.56cm" svg:x="12.345cm" svg:y="14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5" draw:text-style-name="P1" draw:layer="layout" svg:width="3.178cm" svg:height="0.017cm" svg:x="9.15cm" svg:y="14.51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6" draw:style-name="gr4" draw:text-style-name="P3" draw:layer="layout" svg:width="0.443cm" svg:height="0.56cm" svg:x="10.143cm" svg:y="14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6" draw:text-style-name="P5" draw:layer="layout" svg:width="1.59cm" svg:height="0.687cm" svg:x="8.01cm" svg:y="15.51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6" draw:text-style-name="P5" draw:layer="layout" svg:width="4.095cm" svg:height="0.687cm" svg:x="9.729cm" svg:y="15.55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7" draw:text-style-name="P7" draw:layer="layout" svg:width="1.862cm" svg:height="0.817cm" svg:x="9.659cm" svg:y="11.70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7" draw:text-style-name="P7" draw:layer="layout" svg:width="1.862cm" svg:height="0.817cm" svg:x="9.659cm" svg:y="13.05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7" draw:text-style-name="P7" draw:layer="layout" svg:width="1.862cm" svg:height="0.817cm" svg:x="9.801cm" svg:y="14.73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5" draw:text-style-name="P1" draw:layer="layout" svg:width="0.645cm" svg:height="1.146cm" svg:x="8.198cm" svg:y="11.68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3" draw:style-name="gr7" draw:text-style-name="P7" draw:layer="layout" svg:width="1.832cm" svg:height="0.817cm" svg:x="6.072cm" svg:y="10.95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7" draw:text-style-name="P7" draw:layer="layout" svg:width="1.435cm" svg:height="0.817cm" svg:x="12.271cm" svg:y="11.63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7" draw:text-style-name="P7" draw:layer="layout" svg:width="1.435cm" svg:height="0.817cm" svg:x="12.293cm" svg:y="13.08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7" draw:text-style-name="P7" draw:layer="layout" svg:width="1.434cm" svg:height="0.817cm" svg:x="12.318cm" svg:y="14.74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5" draw:text-style-name="P1" draw:layer="layout" svg:width="2.749cm" svg:height="0.805cm" draw:transform="rotate (-1.5707963267949) translate (8.852cm 11.78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08" draw:style-name="gr6" draw:text-style-name="P5" draw:layer="layout" svg:width="0.685cm" svg:height="0.687cm" svg:x="8.634cm" svg:y="13.46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6" draw:text-style-name="P5" draw:layer="layout" svg:width="0.685cm" svg:height="0.687cm" svg:x="12.264cm" svg:y="13.52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>
          <draw:custom-shape draw:name="CustomShape 111" draw:style-name="gr8" draw:text-style-name="P8" draw:layer="layout" svg:width="0.229cm" svg:height="0.515cm" draw:transform="rotate (-1.5707963267949) translate (9.381cm 11.37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2" draw:style-name="gr9" draw:text-style-name="P1" draw:layer="layout" svg:width="0.199cm" svg:height="0.53cm" draw:transform="rotate (-1.5707963267949) translate (9.394cm 11.40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3">
          <draw:custom-shape draw:name="CustomShape 114" draw:style-name="gr8" draw:text-style-name="P8" draw:layer="layout" svg:width="0.229cm" svg:height="0.515cm" draw:transform="rotate (-1.5707963267949) translate (11.769cm 11.38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5" draw:style-name="gr9" draw:text-style-name="P1" draw:layer="layout" svg:width="0.199cm" svg:height="0.53cm" draw:transform="rotate (-1.5707963267949) translate (11.784cm 11.40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6">
          <draw:custom-shape draw:name="CustomShape 117" draw:style-name="gr8" draw:text-style-name="P8" draw:layer="layout" svg:width="0.229cm" svg:height="0.515cm" draw:transform="rotate (-1.5707963267949) translate (11.78cm 12.69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8" draw:style-name="gr9" draw:text-style-name="P1" draw:layer="layout" svg:width="0.199cm" svg:height="0.53cm" draw:transform="rotate (-1.5707963267949) translate (11.795cm 12.71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9">
          <draw:custom-shape draw:name="CustomShape 120" draw:style-name="gr8" draw:text-style-name="P8" draw:layer="layout" svg:width="0.229cm" svg:height="0.515cm" draw:transform="rotate (-1.5707963267949) translate (9.41cm 12.73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1" draw:style-name="gr9" draw:text-style-name="P1" draw:layer="layout" svg:width="0.199cm" svg:height="0.53cm" draw:transform="rotate (-1.5707963267949) translate (9.424cm 12.75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2">
          <draw:custom-shape draw:name="CustomShape 123" draw:style-name="gr8" draw:text-style-name="P8" draw:layer="layout" svg:width="0.229cm" svg:height="0.515cm" draw:transform="rotate (-1.5707963267949) translate (9.41cm 14.4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4" draw:style-name="gr9" draw:text-style-name="P1" draw:layer="layout" svg:width="0.199cm" svg:height="0.53cm" draw:transform="rotate (-1.5707963267949) translate (9.424cm 14.4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5">
          <draw:custom-shape draw:name="CustomShape 126" draw:style-name="gr8" draw:text-style-name="P8" draw:layer="layout" svg:width="0.229cm" svg:height="0.515cm" draw:transform="rotate (-1.5707963267949) translate (11.769cm 14.39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7" draw:style-name="gr9" draw:text-style-name="P1" draw:layer="layout" svg:width="0.199cm" svg:height="0.53cm" draw:transform="rotate (-1.5707963267949) translate (11.784cm 14.41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28" draw:style-name="gr4" draw:text-style-name="P3" draw:layer="layout" svg:width="0.248cm" svg:height="0.278cm" svg:x="7.916cm" svg:y="5.9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7" draw:text-style-name="P7" draw:layer="layout" svg:width="1.443cm" svg:height="0.77cm" svg:x="6.492cm" svg:y="5.806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7" draw:text-style-name="P7" draw:layer="layout" svg:width="1.443cm" svg:height="0.77cm" svg:x="6.513cm" svg:y="7.784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1">
          <draw:custom-shape draw:name="CustomShape 132" draw:style-name="gr8" draw:text-style-name="P8" draw:layer="layout" svg:width="0.229cm" svg:height="0.515cm" svg:x="7.909cm" svg:y="6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3" draw:style-name="gr9" draw:text-style-name="P1" draw:layer="layout" svg:width="0.199cm" svg:height="0.53cm" svg:x="7.935cm" svg:y="6.83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4" draw:style-name="gr4" draw:text-style-name="P3" draw:layer="layout" svg:width="0.248cm" svg:height="0.278cm" svg:x="7.94cm" svg:y="8.0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35">
          <draw:custom-shape draw:name="CustomShape 136" draw:style-name="gr8" draw:text-style-name="P8" draw:layer="layout" svg:width="0.229cm" svg:height="0.515cm" svg:x="7.957cm" svg:y="9.7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7" draw:style-name="gr9" draw:text-style-name="P1" draw:layer="layout" svg:width="0.199cm" svg:height="0.53cm" svg:x="7.983cm" svg:y="9.70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8" draw:style-name="gr7" draw:text-style-name="P7" draw:layer="layout" svg:width="1.147cm" svg:height="0.77cm" svg:x="6.537cm" svg:y="4.103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9">
          <draw:custom-shape draw:name="CustomShape 140" draw:style-name="gr8" draw:text-style-name="P8" draw:layer="layout" svg:width="0.229cm" svg:height="0.515cm" svg:x="7.85cm" svg:y="4.9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1" draw:style-name="gr9" draw:text-style-name="P1" draw:layer="layout" svg:width="0.199cm" svg:height="0.53cm" svg:x="7.876cm" svg:y="4.9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42" draw:style-name="gr4" draw:text-style-name="P3" draw:layer="layout" svg:width="0.248cm" svg:height="0.278cm" svg:x="7.855cm" svg:y="4.2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3" draw:style-name="gr6" draw:text-style-name="P5" draw:layer="layout" svg:width="5.788cm" svg:height="1.256cm" svg:x="5.262cm" svg:y="1.649cm">
          <text:p text:style-name="P4"><text:span text:style-name="T14"><text:s/></text:span><text:span text:style-name="T14">a) Hydraulics </text:span><text:span text:style-name="T15">without</text:span><text:span text:style-name="T14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6" draw:text-style-name="P5" draw:layer="layout" svg:width="5.788cm" svg:height="1.258cm" svg:x="12.915cm" svg:y="1.64cm">
          <text:p text:style-name="P4"><text:span text:style-name="T14"><text:s/></text:span><text:span text:style-name="T14">b) Hydraulics </text:span><text:span text:style-name="T15">with</text:span><text:span text:style-name="T14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6" draw:text-style-name="P7" draw:layer="layout" svg:width="1.677cm" svg:height="0.745cm" svg:x="7.388cm" svg:y="2.832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1" draw:text-style-name="P10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8.199cm" svg:height="11.362cm" svg:x="4.329cm" svg:y="3.675cm">
          <draw:image xlink:href="Pictures/100000000000040300000514006BCF26A12048C6.jpg" xlink:type="simple" xlink:show="embed" xlink:actuate="onLoad" draw:mime-type="image/jpeg">
            <text:p/>
          </draw:image>
        </draw:frame>
        <draw:custom-shape draw:name="CustomShape 2" draw:style-name="gr11" draw:text-style-name="P10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1" draw:layer="layout" svg:width="0.039cm" svg:height="7.474cm" svg:x="11.379cm" svg:y="3.2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4" draw:text-style-name="P3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" draw:text-style-name="P3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5" draw:text-style-name="P1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5" draw:text-style-name="P1" draw:layer="layout" svg:width="3.173cm" svg:height="0.03cm" svg:x="12.484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5" draw:text-style-name="P1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16.5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16.5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6.6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59cm" svg:height="0.687cm" svg:x="11.3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4.095cm" svg:height="0.687cm" svg:x="13.0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3.0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3.0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3.1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" draw:text-style-name="P1" draw:layer="layout" svg:width="0.645cm" svg:height="1.146cm" svg:x="11.553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7" draw:text-style-name="P7" draw:layer="layout" svg:width="1.832cm" svg:height="0.817cm" svg:x="9.4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5cm" svg:height="0.817cm" svg:x="15.6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15.6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4cm" svg:height="0.817cm" svg:x="15.6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5" draw:layer="layout" svg:width="0.685cm" svg:height="0.687cm" svg:x="10.094cm" svg:y="6.022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" draw:text-style-name="P7" draw:layer="layout" svg:width="1.443cm" svg:height="0.77cm" svg:x="9.868cm" svg:y="8.098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7" draw:layer="layout" svg:width="1.443cm" svg:height="0.77cm" svg:x="9.868cm" svg:y="6.653cm">
          <text:p text:style-name="P6"><text:span text:style-name="T7"></text:span><text:span text:style-name="T8">stem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" draw:text-style-name="P1" draw:layer="layout" svg:width="2.749cm" svg:height="0.805cm" draw:transform="rotate (-1.5707963267949) translate (12.207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6" draw:text-style-name="P5" draw:layer="layout" svg:width="0.685cm" svg:height="0.687cm" svg:x="11.9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5" draw:layer="layout" svg:width="0.685cm" svg:height="0.687cm" svg:x="15.6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8" draw:text-style-name="P8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37" draw:style-name="gr4" draw:text-style-name="P3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38">
          <draw:custom-shape draw:name="CustomShape 39" draw:style-name="gr8" draw:text-style-name="P8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9" draw:text-style-name="P1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1" draw:style-name="gr4" draw:text-style-name="P3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42">
          <draw:custom-shape draw:name="CustomShape 43" draw:style-name="gr8" draw:text-style-name="P8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1">
          <draw:custom-shape draw:name="CustomShape 52" draw:style-name="gr8" draw:text-style-name="P8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3" draw:style-name="gr9" draw:text-style-name="P1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4">
          <draw:custom-shape draw:name="CustomShape 55" draw:style-name="gr8" draw:text-style-name="P8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6" draw:style-name="gr9" draw:text-style-name="P1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7">
          <draw:custom-shape draw:name="CustomShape 58" draw:style-name="gr8" draw:text-style-name="P8" draw:layer="layout" svg:width="0.229cm" svg:height="0.515cm" svg:x="11.278cm" svg:y="4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11.304cm" svg:y="4.29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3">
          <draw:custom-shape draw:name="CustomShape 64" draw:style-name="gr8" draw:text-style-name="P8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5" draw:style-name="gr9" draw:text-style-name="P1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6" draw:style-name="gr7" draw:text-style-name="P7" draw:layer="layout" svg:width="1.147cm" svg:height="0.77cm" svg:x="9.9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7" draw:text-style-name="P7" draw:layer="layout" svg:width="1.477cm" svg:height="0.77cm" svg:x="9.854cm" svg:y="5.135cm">
          <text:p text:style-name="P6"><text:span text:style-name="T7"></text:span><text:span text:style-name="T8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5" draw:layer="layout" svg:width="1.338cm" svg:height="0.687cm" draw:transform="rotate (1.5707963267949) translate (9.206cm 7.653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6" draw:text-style-name="P5" draw:layer="layout" svg:width="1.982cm" svg:height="0.687cm" draw:transform="rotate (1.5707963267949) translate (9.204cm 5.258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20" draw:text-style-name="P13" draw:layer="layout" svg:width="1.464cm" svg:height="0.745cm" svg:x="12.3cm" svg:y="4.107cm">
          <text:p text:style-name="P4"><text:span text:style-name="T10"></text:span><text:span text:style-name="T16">S</text:span><text:span text:style-name="T11">l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3" draw:text-style-name="P1" draw:layer="layout" svg:width="1.606cm" svg:height="0.297cm" svg:x="11.421cm" svg:y="3.8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7" draw:text-style-name="P7" draw:layer="layout" svg:width="0.753cm" svg:height="0.75cm" svg:x="11.065cm" svg:y="2.556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4" draw:text-style-name="P3" draw:layer="layout" svg:width="0.248cm" svg:height="0.278cm" svg:x="11.273cm" svg:y="3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20" draw:text-style-name="P13" draw:layer="layout" svg:width="1.549cm" svg:height="0.745cm" svg:x="12.293cm" svg:y="5.503cm">
          <text:p text:style-name="P4"><text:span text:style-name="T10"></text:span><text:span text:style-name="T16">S</text:span><text:span text:style-name="T11">N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3" draw:text-style-name="P1" draw:layer="layout" svg:width="1.606cm" svg:height="0.297cm" svg:x="11.457cm" svg:y="5.19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20" draw:text-style-name="P13" draw:layer="layout" svg:width="1.515cm" svg:height="0.745cm" svg:x="12.305cm" svg:y="7.174cm">
          <text:p text:style-name="P4"><text:span text:style-name="T10"></text:span><text:span text:style-name="T16">S</text:span><text:span text:style-name="T17">2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3" draw:text-style-name="P1" draw:layer="layout" svg:width="1.606cm" svg:height="0.297cm" svg:x="11.452cm" svg:y="6.86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20" draw:text-style-name="P13" draw:layer="layout" svg:width="1.553cm" svg:height="0.745cm" svg:x="12.285cm" svg:y="8.548cm">
          <text:p text:style-name="P4"><text:span text:style-name="T10"></text:span><text:span text:style-name="T16">S</text:span><text:span text:style-name="T17">1</text:span><text:span text:style-name="T16"> 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3" draw:text-style-name="P1" draw:layer="layout" svg:width="1.606cm" svg:height="0.297cm" svg:x="11.452cm" svg:y="8.241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1" draw:text-style-name="P10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8.199cm" svg:height="11.362cm" svg:x="4.329cm" svg:y="3.675cm">
          <draw:image xlink:href="Pictures/100000000000040300000514006BCF26A12048C6.jpg" xlink:type="simple" xlink:show="embed" xlink:actuate="onLoad" draw:mime-type="image/jpeg">
            <text:p/>
          </draw:image>
        </draw:frame>
        <draw:custom-shape draw:name="CustomShape 2" draw:style-name="gr11" draw:text-style-name="P10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13" draw:layer="layout" svg:width="1.346cm" svg:height="0.745cm" svg:x="13.628cm" svg:y="8.614cm">
          <text:p text:style-name="P4"><text:span text:style-name="T10"></text:span><text:span text:style-name="T11">sym, </text:span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7" draw:layer="layout" svg:width="1.121cm" svg:height="0.817cm" svg:x="10.859cm" svg:y="2.556cm">
          <text:p text:style-name="P6"><text:span text:style-name="T6">E</text:span><text:span text:style-name="T4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13" draw:layer="layout" svg:width="1.562cm" svg:height="0.745cm" svg:x="13.519cm" svg:y="4.264cm">
          <text:p text:style-name="P4"><text:span text:style-name="T10"></text:span><text:span text:style-name="T11">sym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13" draw:layer="layout" svg:width="1.337cm" svg:height="0.745cm" svg:x="10.762cm" svg:y="8.614cm">
          <text:p text:style-name="P4"><text:span text:style-name="T10"></text:span><text:span text:style-name="T11">apo, </text:span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7" draw:text-style-name="P1" draw:layer="layout" svg:width="1.404cm" svg:height="0.001cm" svg:x="12.152cm" svg:y="8.9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0" draw:text-style-name="P13" draw:layer="layout" svg:width="1.346cm" svg:height="0.745cm" svg:x="13.628cm" svg:y="7.321cm">
          <text:p text:style-name="P4"><text:span text:style-name="T10"></text:span><text:span text:style-name="T11">sym, </text:span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0" draw:text-style-name="P13" draw:layer="layout" svg:width="1.337cm" svg:height="0.745cm" svg:x="10.762cm" svg:y="7.321cm">
          <text:p text:style-name="P4"><text:span text:style-name="T10"></text:span><text:span text:style-name="T11">apo, </text:span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7" draw:text-style-name="P1" draw:layer="layout" svg:width="1.404cm" svg:height="0.001cm" svg:x="12.152cm" svg:y="7.6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7" draw:text-style-name="P1" draw:layer="layout" svg:width="0.001cm" svg:height="0.579cm" svg:x="11.435cm" svg:y="8.0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6" draw:text-style-name="P5" draw:layer="layout" svg:width="1.338cm" svg:height="0.687cm" draw:transform="rotate (1.5707963267949) translate (9.206cm 7.653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5" draw:layer="layout" svg:width="1.982cm" svg:height="0.687cm" draw:transform="rotate (1.5707963267949) translate (9.204cm 5.258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" draw:text-style-name="P1" draw:layer="layout" svg:width="0.002cm" svg:height="0.931cm" svg:x="11.424cm" svg:y="3.3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20" draw:text-style-name="P13" draw:layer="layout" svg:width="1.553cm" svg:height="0.745cm" svg:x="10.654cm" svg:y="4.266cm">
          <text:p text:style-name="P4"><text:span text:style-name="T10"></text:span><text:span text:style-name="T11">apo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7" draw:text-style-name="P1" draw:layer="layout" svg:width="1.166cm" svg:height="0.001cm" svg:x="12.279cm" svg:y="4.57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20" draw:text-style-name="P13" draw:layer="layout" svg:width="1.38cm" svg:height="0.745cm" svg:x="13.611cm" svg:y="5.594cm">
          <text:p text:style-name="P4"><text:span text:style-name="T10"></text:span><text:span text:style-name="T11">sy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0" draw:text-style-name="P13" draw:layer="layout" svg:width="1.371cm" svg:height="0.745cm" svg:x="10.745cm" svg:y="5.594cm">
          <text:p text:style-name="P4"><text:span text:style-name="T10"></text:span><text:span text:style-name="T11">apo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7" draw:text-style-name="P1" draw:layer="layout" svg:width="1.384cm" svg:height="0.001cm" svg:x="12.172cm" svg:y="5.9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7" draw:text-style-name="P1" draw:layer="layout" svg:width="0.001cm" svg:height="1.012cm" svg:x="11.435cm" svg:y="6.2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6" draw:text-style-name="P5" draw:layer="layout" svg:width="0.685cm" svg:height="0.687cm" svg:x="12.59cm" svg:y="6.37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7" draw:text-style-name="P1" draw:layer="layout" svg:width="0.001cm" svg:height="0.614cm" svg:x="11.393cm" svg:y="4.9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g>
          <draw:frame draw:name="Imagen 607" draw:style-name="gr1" draw:text-style-name="P1" draw:layer="layout" svg:width="7.401cm" svg:height="10.914cm" svg:x="1.2cm" svg:y="4.9cm">
            <draw:image xlink:href="Pictures/100000000000028A000003404F0B853CDAD0D420.jpg" xlink:type="simple" xlink:show="embed" xlink:actuate="onLoad" draw:mime-type="image/jpeg">
              <text:p/>
            </draw:image>
          </draw:frame>
          <draw:custom-shape draw:name="CustomShape 2" draw:style-name="gr21" draw:text-style-name="P2" draw:layer="layout" svg:width="15.848cm" svg:height="11.146cm" svg:x="0.9cm" svg:y="4.5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22" draw:text-style-name="P12" xml:id="id3" draw:id="id3" draw:layer="layout" svg:width="2.03cm" svg:height="1.49cm" svg:x="7.07cm" svg:y="5.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23" draw:text-style-name="P14" draw:layer="layout" svg:width="1.967cm" svg:height="1.49cm" svg:x="13.765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24" draw:text-style-name="P15" draw:layer="layout" svg:width="1.967cm" svg:height="1.49cm" svg:x="10.463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25" draw:text-style-name="P5" draw:layer="layout" svg:width="2.668cm" svg:height="0.635cm" svg:x="6.59cm" svg:y="4.665cm">
            <text:p text:style-name="P4"><text:span text:style-name="T14"><text:s/></text:span><text:span text:style-name="T14">Metabol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26" draw:text-style-name="P5" draw:layer="layout" svg:width="2.668cm" svg:height="0.635cm" svg:x="9.99cm" svg:y="4.665cm">
            <text:p text:style-name="P4"><text:span text:style-name="T14"><text:s/></text:span><text:span text:style-name="T14">Stor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27" draw:text-style-name="P5" draw:layer="layout" svg:width="2.668cm" svg:height="0.635cm" svg:x="13.29cm" svg:y="4.665cm">
            <text:p text:style-name="P4"><text:span text:style-name="T14"><text:s/></text:span><text:span text:style-name="T14">Structur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22" draw:text-style-name="P12" xml:id="id5" draw:id="id5" draw:layer="layout" svg:width="2.03cm" svg:height="1.49cm" svg:x="7.1cm" svg:y="9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23" draw:text-style-name="P14" draw:layer="layout" svg:width="1.967cm" svg:height="1.49cm" svg:x="13.765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28" draw:text-style-name="P15" xml:id="id1" draw:id="id1" draw:layer="layout" svg:width="1.981cm" svg:height="1.49cm" svg:x="10.419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23" draw:text-style-name="P14" xml:id="id2" draw:id="id2" draw:layer="layout" svg:width="1.967cm" svg:height="1.49cm" svg:x="13.765cm" svg:y="13.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29" draw:text-style-name="P16" draw:layer="layout" svg:width="8.618cm" svg:height="1.111cm" svg:x="7.098cm" svg:y="16.2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30" draw:text-style-name="P5" draw:layer="layout" svg:width="4.316cm" svg:height="0.635cm" svg:x="9.338cm" svg:y="16.432cm">
            <text:p text:style-name="P4"><text:span text:style-name="T14"><text:s/></text:span><text:span text:style-name="T14">Soil/mycorrhiza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31" draw:text-style-name="P17" xml:id="id7" draw:id="id7" draw:layer="layout" svg:width="8.618cm" svg:height="1.111cm" svg:x="0.998cm" svg:y="2.8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32" draw:text-style-name="P5" draw:layer="layout" svg:width="4.316cm" svg:height="0.635cm" svg:x="2.738cm" svg:y="3.032cm">
            <text:p text:style-name="P4"><text:span text:style-name="T14"><text:s/></text:span><text:span text:style-name="T14">Atmosphe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33" draw:text-style-name="P5" draw:layer="layout" svg:width="1.96cm" svg:height="0.868cm" svg:x="12.842cm" svg:y="10.518cm">
            <text:p text:style-name="P4"><text:span text:style-name="T18">Sapwood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34" draw:text-style-name="P5" xml:id="id6" draw:id="id6" draw:layer="layout" svg:width="1.768cm" svg:height="1.336cm" svg:x="12.132cm" svg:y="5.52cm">
            <text:p text:style-name="P4"><text:span text:style-name="T18">Leaf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35" draw:text-style-name="P5" draw:layer="layout" svg:width="1.768cm" svg:height="1.336cm" svg:x="12.025cm" svg:y="14.238cm">
            <text:p text:style-name="P4"><text:span text:style-name="T18">Fine root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36" draw:text-style-name="P5" draw:layer="layout" svg:width="1.768cm" svg:height="1.336cm" svg:x="9.639cm" svg:y="13.756cm">
            <text:p text:style-name="P4"><text:span text:style-name="T18">Root exu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37" draw:text-style-name="P5" draw:layer="layout" svg:width="2.722cm" svg:height="0.743cm" svg:x="8.007cm" svg:y="4.057cm">
            <text:p text:style-name="P4"><text:span text:style-name="T18">Photosynthes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38" draw:text-style-name="P5" draw:layer="layout" svg:width="2.214cm" svg:height="1.168cm" svg:x="7.768cm" svg:y="7.632cm">
            <text:p text:style-name="P4"><text:span text:style-name="T18">Phloem 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39" draw:text-style-name="P5" draw:layer="layout" svg:width="2.386cm" svg:height="1.09cm" svg:x="15.532cm" svg:y="5.52cm">
            <text:p text:style-name="P4"><text:span text:style-name="T18">Leaf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40" draw:text-style-name="P1" draw:layer="layout" svg:x1="15.734cm" svg:y1="6.556cm" svg:x2="18.142cm" svg:y2="6.556cm">
            <text:p/>
          </draw:line>
          <draw:custom-shape draw:name="CustomShape 28" draw:style-name="gr41" draw:text-style-name="P5" draw:layer="layout" svg:width="2.386cm" svg:height="1.09cm" svg:x="15.532cm" svg:y="8.72cm">
            <text:p text:style-name="P4"><text:span text:style-name="T18">Sapwood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9" draw:style-name="gr42" draw:text-style-name="P5" draw:layer="layout" svg:width="2.386cm" svg:height="1.09cm" svg:x="15.532cm" svg:y="13.22cm">
            <text:p text:style-name="P4"><text:span text:style-name="T18">Fine root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40" draw:text-style-name="P1" draw:layer="layout" svg:x1="15.717cm" svg:y1="9.739cm" svg:x2="18.125cm" svg:y2="9.739cm">
            <text:p/>
          </draw:line>
          <draw:line draw:name="Line 31" draw:style-name="gr40" draw:text-style-name="P1" draw:layer="layout" svg:x1="15.725cm" svg:y1="14.216cm" svg:x2="18.133cm" svg:y2="14.216cm">
            <text:p/>
          </draw:line>
          <draw:line draw:name="Line 33" draw:style-name="gr40" draw:text-style-name="P1" draw:layer="layout" svg:x1="8.082cm" svg:y1="7.4cm" svg:x2="8.082cm" svg:y2="9.108cm">
            <text:p/>
          </draw:line>
          <draw:line draw:name="Line 34" draw:style-name="gr43" draw:text-style-name="P1" draw:layer="layout" svg:x1="8.007cm" svg:y1="3.969cm" svg:x2="8.016cm" svg:y2="5.81cm">
            <text:p/>
          </draw:line>
          <draw:custom-shape draw:name="CustomShape 35" draw:style-name="gr44" draw:text-style-name="P1" draw:layer="layout" svg:width="5.752cm" svg:height="0.001cm" draw:transform="rotate (-1.5707963267949) translate (11.382cm 10.502cm)">
            <text:p/>
            <draw:enhanced-geometry draw:mirror-horizontal="tru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line draw:name="Line 36" draw:style-name="gr45" draw:text-style-name="P1" draw:layer="layout" svg:x1="9.067cm" svg:y1="9.739cm" svg:x2="10.4cm" svg:y2="9.756cm">
            <text:p/>
          </draw:line>
          <draw:line draw:name="Line 37" draw:style-name="gr45" draw:text-style-name="P1" draw:layer="layout" svg:x1="9.067cm" svg:y1="6.556cm" svg:x2="10.4cm" svg:y2="6.556cm">
            <text:p/>
          </draw:line>
          <draw:custom-shape draw:name="CustomShape 38" draw:style-name="gr46" draw:text-style-name="P5" draw:layer="layout" svg:width="1.515cm" svg:height="0.745cm" svg:x="7.375cm" svg:y="6.1cm">
            <text:p text:style-name="P4"><text:span text:style-name="T19">SS</text:span><text:span text:style-name="T20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47" draw:text-style-name="P5" draw:layer="layout" svg:width="1.515cm" svg:height="0.745cm" svg:x="10.669cm" svg:y="6.085cm">
            <text:p text:style-name="P4"><text:span text:style-name="T19">ST</text:span><text:span text:style-name="T20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48" draw:text-style-name="P5" draw:layer="layout" svg:width="1.515cm" svg:height="0.745cm" svg:x="14.018cm" svg:y="6.051cm">
            <text:p text:style-name="P4"><text:span text:style-name="T19">B</text:span><text:span text:style-name="T20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49" draw:text-style-name="P5" draw:layer="layout" svg:width="1.515cm" svg:height="0.745cm" svg:x="7.358cm" svg:y="9.357cm">
            <text:p text:style-name="P4"><text:span text:style-name="T19">SS</text:span><text:span text:style-name="T20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50" draw:text-style-name="P5" draw:layer="layout" svg:width="1.515cm" svg:height="0.745cm" svg:x="10.652cm" svg:y="9.341cm">
            <text:p text:style-name="P4"><text:span text:style-name="T19">ST</text:span><text:span text:style-name="T20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51" draw:text-style-name="P5" draw:layer="layout" svg:width="1.515cm" svg:height="0.745cm" svg:x="14.002cm" svg:y="9.307cm">
            <text:p text:style-name="P4"><text:span text:style-name="T19">B</text:span><text:span text:style-name="T20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52" draw:text-style-name="P5" draw:layer="layout" svg:width="1.515cm" svg:height="0.745cm" svg:x="13.96cm" svg:y="13.723cm">
            <text:p text:style-name="P4"><text:span text:style-name="T19">B</text:span><text:span text:style-name="T20">fineroo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5" draw:style-name="gr53" draw:text-style-name="P1" draw:layer="layout" svg:x1="11.382cm" svg:y1="7.302cm" svg:x2="11.389cm" svg:y2="9.01cm">
            <text:p/>
          </draw:line>
          <draw:connector draw:style-name="gr54" draw:text-style-name="P18" draw:layer="layout" svg:x1="12.4cm" svg:y1="9.755cm" svg:x2="13.765cm" svg:y2="14.255cm" draw:start-shape="id1" draw:end-shape="id2" draw:end-glue-point="3" svg:d="M12400 9755h682v4500h683" svg:viewBox="0 0 1366 4501">
            <text:p/>
          </draw:connector>
          <draw:line draw:name="Line 27_0" draw:style-name="gr40" draw:text-style-name="P1" draw:layer="layout" svg:x1="12.43cm" svg:y1="9.755cm" svg:x2="13.765cm" svg:y2="9.755cm">
            <text:p/>
          </draw:line>
          <draw:connector draw:style-name="gr54" draw:text-style-name="P18" draw:layer="layout" svg:x1="12.418cm" svg:y1="9.697cm" svg:x2="13.753cm" svg:y2="6.497cm" svg:d="M12418 9697h667v-3200h668" svg:viewBox="0 0 1336 3201">
            <text:p/>
          </draw:connector>
          <draw:custom-shape draw:name="CustomShape 24_0" draw:style-name="gr55" draw:text-style-name="P5" xml:id="id4" draw:id="id4" draw:layer="layout" svg:width="2.722cm" svg:height="0.743cm" svg:x="1.432cm" svg:y="3.22cm">
            <text:p text:style-name="P4"><text:span text:style-name="T18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56" draw:text-style-name="P18" draw:layer="layout" svg:x1="7.07cm" svg:y1="6.655cm" svg:x2="2.793cm" svg:y2="3.963cm" draw:start-shape="id3" draw:start-glue-point="3" draw:end-shape="id4" draw:end-glue-point="2" svg:d="M7070 6655h-4277v-2692" svg:viewBox="0 0 4278 2693">
            <text:p/>
          </draw:connector>
          <draw:connector draw:style-name="gr56" draw:text-style-name="P18" draw:layer="layout" svg:x1="7.1cm" svg:y1="9.845cm" svg:x2="2.793cm" svg:y2="3.963cm" draw:start-shape="id5" draw:start-glue-point="3" draw:end-shape="id4" draw:end-glue-point="2" svg:d="M7100 9845h-4307v-5882" svg:viewBox="0 0 4308 5883">
            <text:p/>
          </draw:connector>
          <draw:custom-shape draw:name="CustomShape 24_1" draw:style-name="gr57" draw:text-style-name="P5" draw:layer="layout" svg:width="2.722cm" svg:height="0.743cm" svg:x="0.432cm" svg:y="5.02cm">
            <text:p text:style-name="P4"><text:span text:style-name="T18">Maintenance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56" draw:text-style-name="P18" draw:layer="layout" svg:x1="13.016cm" svg:y1="5.52cm" svg:x2="9.616cm" svg:y2="3.411cm" draw:start-shape="id6" draw:start-glue-point="0" draw:end-shape="id7" draw:end-glue-point="1" svg:d="M13016 5520v-2109h-3400" svg:viewBox="0 0 3401 2110">
            <text:p/>
          </draw:connector>
          <draw:custom-shape draw:name="CustomShape 24_3" draw:style-name="gr58" draw:text-style-name="P5" draw:layer="layout" svg:width="2.722cm" svg:height="0.743cm" svg:x="10.378cm" svg:y="2.457cm">
            <text:p text:style-name="P4"><text:span text:style-name="T18">Growth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g>
          <draw:custom-shape draw:style-name="gr59" draw:text-style-name="P19" draw:layer="layout" svg:width="17.2cm" svg:height="16.276cm" svg:x="4.6cm" svg:y="1.724cm">
            <text:p/>
            <draw:enhanced-geometry svg:viewBox="0 0 21600 21600" draw:type="rectangle" draw:enhanced-path="M 0 0 L 21600 0 21600 21600 0 21600 0 0 Z N"/>
          </draw:custom-shape>
          <draw:frame draw:style-name="gr60" draw:text-style-name="P21" draw:layer="layout" svg:width="2.686cm" svg:height="0.962cm" svg:x="4.6cm" svg:y="0.7cm">
            <draw:text-box>
              <text:p text:style-name="P20"><text:span text:style-name="T21">fordyn()</text:span></text:p>
            </draw:text-box>
          </draw:frame>
          <draw:frame draw:style-name="gr61" draw:text-style-name="P23" draw:layer="layout" svg:width="2.826cm" svg:height="0.962cm" svg:x="5.714cm" svg:y="4.2cm">
            <draw:text-box>
              <text:p text:style-name="P22"><text:span text:style-name="T22">growth()</text:span></text:p>
            </draw:text-box>
          </draw:frame>
          <draw:custom-shape draw:style-name="gr62" draw:text-style-name="P24" draw:layer="layout" svg:width="15.2cm" svg:height="12cm" svg:x="5.8cm" svg:y="5.2cm">
            <text:p/>
            <draw:enhanced-geometry svg:viewBox="0 0 21600 21600" draw:type="rectangle" draw:enhanced-path="M 0 0 L 21600 0 21600 21600 0 21600 0 0 Z N"/>
          </draw:custom-shape>
          <draw:frame draw:style-name="gr63" draw:text-style-name="P25" draw:layer="layout" svg:width="4.701cm" svg:height="0.878cm" svg:x="11.179cm" svg:y="2.122cm">
            <draw:text-box>
              <text:p><text:span text:style-name="T23">seed recruitment</text:span></text:p>
            </draw:text-box>
          </draw:frame>
          <draw:frame draw:style-name="gr64" draw:text-style-name="P27" draw:layer="layout" svg:width="2.403cm" svg:height="0.962cm" svg:x="6.974cm" svg:y="6.638cm">
            <draw:text-box>
              <text:p text:style-name="P26"><text:span text:style-name="T24">spwb()</text:span></text:p>
            </draw:text-box>
          </draw:frame>
          <draw:custom-shape draw:style-name="gr65" draw:text-style-name="P28" draw:layer="layout" svg:width="13.2cm" svg:height="9cm" svg:x="7cm" svg:y="7.6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30" draw:layer="layout" svg:width="7.669cm" svg:height="2.015cm" svg:x="10.5cm" svg:y="5.285cm">
            <draw:text-box>
              <text:p text:style-name="P29"><text:span text:style-name="T25">carbon balance</text:span></text:p>
              <text:p text:style-name="P29"><text:span text:style-name="T25">tissue growth and senescence</text:span></text:p>
              <text:p text:style-name="P29"><text:span text:style-name="T25">mortality</text:span></text:p>
            </draw:text-box>
          </draw:frame>
          <draw:frame draw:style-name="gr67" draw:text-style-name="P30" draw:layer="layout" svg:width="5.121cm" svg:height="3.779cm" svg:x="13.4cm" svg:y="11.8cm">
            <draw:text-box>
              <text:p text:style-name="P29"><text:span text:style-name="T25">soil hydrology</text:span></text:p>
              <text:p text:style-name="P29"><text:span text:style-name="T25">rainfall interception</text:span></text:p>
              <text:p text:style-name="P29"><text:span text:style-name="T25">soil water balance</text:span></text:p>
              <text:p text:style-name="P31"><text:span text:style-name="T25">plant water balance</text:span></text:p>
              <text:p text:style-name="P29"><text:span text:style-name="T25">leaf phenology</text:span></text:p>
              <text:p text:style-name="P29"><text:span text:style-name="T25">plant transpiration</text:span></text:p>
            </draw:text-box>
          </draw:frame>
          <draw:custom-shape draw:style-name="gr68" draw:text-style-name="P32" draw:layer="layout" svg:width="11.4cm" svg:height="7.2cm" svg:x="8cm" svg:y="8.8cm">
            <text:p/>
            <draw:enhanced-geometry svg:viewBox="0 0 21600 21600" draw:type="rectangle" draw:enhanced-path="M 0 0 L 21600 0 21600 21600 0 21600 0 0 Z N"/>
          </draw:custom-shape>
          <draw:frame draw:style-name="gr69" draw:text-style-name="P33" draw:layer="layout" svg:width="8.4cm" svg:height="0.839cm" svg:x="7.8cm" svg:y="7.961cm">
            <draw:text-box>
              <text:p><text:span text:style-name="T26">advanced <text:s/>(</text:span><text:span text:style-name="T27">Sperry</text:span><text:span text:style-name="T26"> </text:span><text:span text:style-name="T26">or </text:span><text:span text:style-name="T27">Cochard</text:span><text:span text:style-name="T26">)</text:span></text:p>
            </draw:text-box>
          </draw:frame>
          <draw:frame draw:style-name="gr70" draw:text-style-name="P30" draw:layer="layout" svg:width="5.121cm" svg:height="2.015cm" svg:x="11.753cm" svg:y="8.966cm">
            <draw:text-box>
              <text:p text:style-name="P29"><text:span text:style-name="T25">energy balance</text:span></text:p>
              <text:p text:style-name="P29"><text:span text:style-name="T25">plant hydraulics</text:span></text:p>
              <text:p text:style-name="P29"><text:span text:style-name="T25">photosynthesis</text:span></text:p>
            </draw:text-box>
          </draw:frame>
          <draw:custom-shape draw:style-name="gr71" draw:text-style-name="P32" draw:layer="layout" svg:width="9.8cm" svg:height="3.791cm" svg:x="8.8cm" svg:y="11.8cm">
            <text:p/>
            <draw:enhanced-geometry svg:viewBox="0 0 21600 21600" draw:type="rectangle" draw:enhanced-path="M 0 0 L 21600 0 21600 21600 0 21600 0 0 Z N"/>
          </draw:custom-shape>
          <draw:frame draw:style-name="gr69" draw:text-style-name="P33" draw:layer="layout" svg:width="5.2cm" svg:height="0.839cm" svg:x="8.6cm" svg:y="10.962cm">
            <draw:text-box>
              <text:p><text:span text:style-name="T26">basic (</text:span><text:span text:style-name="T27">Granier</text:span><text:span text:style-name="T26">)</text:span></text:p>
            </draw:text-box>
          </draw:frame>
          <draw:frame draw:style-name="gr72" draw:text-style-name="P25" draw:layer="layout" svg:width="5.358cm" svg:height="0.878cm" svg:x="10.942cm" svg:y="3.622cm">
            <draw:text-box>
              <text:p><text:span text:style-name="T23">forest </text:span><text:span text:style-name="T23">management</text:span></text:p>
            </draw:text-box>
          </draw:frame>
          <draw:frame draw:style-name="gr73" draw:text-style-name="P25" draw:layer="layout" svg:width="3.321cm" svg:height="0.878cm" svg:x="11.78cm" svg:y="2.822cm">
            <draw:text-box>
              <text:p><text:span text:style-name="T23">resproutin</text:span><text:span text:style-name="T23">g</text:span></text:p>
            </draw:text-box>
          </draw:frame>
        </draw:g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74" draw:text-style-name="P11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60" draw:style-name="gr1" draw:text-style-name="P1" draw:layer="layout" svg:width="9.067cm" svg:height="13.371cm" svg:x="-0.7cm" svg:y="3.7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75" draw:text-style-name="P2" draw:layer="layout" svg:width="25.009cm" svg:height="13.771cm" svg:x="0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6" draw:text-style-name="P7" draw:layer="layout" svg:width="4.9cm" svg:height="1.476cm" svg:x="7.5cm" svg:y="1.724cm">
          <text:p text:style-name="P6"><text:span text:style-name="T28">Water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7" draw:text-style-name="P7" draw:layer="layout" svg:width="5.696cm" svg:height="1.476cm" svg:x="20.004cm" svg:y="1.724cm">
          <text:p text:style-name="P6"><text:span text:style-name="T28">Carbon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8" draw:text-style-name="P35" xml:id="id11" draw:id="id11" draw:layer="layout" svg:width="4.2cm" svg:height="0.79cm" svg:x="7.6cm" svg:y="3.925cm">
          <text:p text:style-name="P34"><text:span text:style-name="T29">Leaf tra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9" draw:text-style-name="P37" xml:id="id9" draw:id="id9" draw:layer="layout" svg:width="5.53cm" svg:height="1.044cm" svg:x="19.67cm" svg:y="8.443cm">
          <text:p text:style-name="P36"><text:span text:style-name="T29">Leaf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0" draw:text-style-name="P35" xml:id="id8" draw:id="id8" draw:layer="layout" svg:width="4cm" svg:height="1.026cm" svg:x="7.6cm" svg:y="5.817cm">
          <text:p text:style-name="P34"><text:span text:style-name="T29">Leaf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1" draw:text-style-name="P39" draw:layer="layout" svg:width="4.052cm" svg:height="0.952cm" svg:x="13.448cm" svg:y="3.6cm">
          <text:p text:style-name="P38"><text:span text:style-name="T30">Stomatal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2" draw:text-style-name="P41" xml:id="id10" draw:id="id10" draw:layer="layout" svg:width="4.386cm" svg:height="0.897cm" svg:x="19.614cm" svg:y="5.903cm">
          <text:p text:style-name="P40"><text:span text:style-name="T29">Leaf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83" draw:text-style-name="P39" draw:layer="layout" svg:width="5.4cm" svg:height="0.6cm" svg:x="12.6cm" svg:y="9.657cm">
          <text:p text:style-name="P38"><text:span text:style-name="T30">Leaf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4" draw:text-style-name="P35" xml:id="id13" draw:id="id13" draw:layer="layout" svg:width="3.6cm" svg:height="1.026cm" svg:x="6.8cm" svg:y="12.507cm">
          <text:p text:style-name="P34"><text:span text:style-name="T29">Stem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5" draw:text-style-name="P35" xml:id="id16" draw:id="id16" draw:layer="layout" svg:width="5.066cm" svg:height="1.026cm" svg:x="19.527cm" svg:y="13.123cm">
          <text:p text:style-name="P34"><text:span text:style-name="T29">Sapwood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3" draw:text-style-name="P39" draw:layer="layout" svg:width="5.4cm" svg:height="0.6cm" svg:x="12.8cm" svg:y="14.4cm">
          <text:p text:style-name="P38"><text:span text:style-name="T30">Sapwood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86" draw:text-style-name="P35" xml:id="id14" draw:id="id14" draw:layer="layout" svg:width="5.537cm" svg:height="1.026cm" svg:x="19.472cm" svg:y="11.368cm">
          <text:p text:style-name="P34"><text:span text:style-name="T29">Sapwood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87" draw:text-style-name="P37" xml:id="id15" draw:id="id15" draw:layer="layout" svg:width="3.51cm" svg:height="1.304cm" svg:x="8.69cm" svg:y="11.268cm">
          <text:p text:style-name="P36"><text:span text:style-name="T29">Stem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83" draw:text-style-name="P39" draw:layer="layout" svg:width="5.4cm" svg:height="0.6cm" svg:x="13cm" svg:y="8.22cm">
          <text:p text:style-name="P38"><text:span text:style-name="T30">Leaf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8" draw:text-style-name="P39" draw:layer="layout" svg:width="5.8cm" svg:height="0.952cm" svg:x="12.6cm" svg:y="5.585cm">
          <text:p text:style-name="P38"><text:span text:style-name="T30">Leaf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89" draw:text-style-name="P1" draw:layer="layout" svg:x1="11.484cm" svg:y1="5.817cm" svg:x2="10.468cm" svg:y2="4.718cm">
          <text:p/>
        </draw:line>
        <draw:line draw:name="Line 29" draw:style-name="gr90" draw:text-style-name="P1" draw:layer="layout" svg:x1="13.516cm" svg:y1="12.284cm" svg:x2="18.527cm" svg:y2="13.808cm">
          <text:p/>
        </draw:line>
        <draw:custom-shape draw:name="CustomShape 30" draw:style-name="gr91" draw:text-style-name="P1" draw:layer="layout" svg:width="4.854cm" svg:height="0.137cm" svg:x="13.716cm" svg:y="11.15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92" draw:text-style-name="P39" draw:layer="layout" svg:width="5.2cm" svg:height="0.952cm" svg:x="13cm" svg:y="11.238cm">
          <text:p text:style-name="P38"><text:span text:style-name="T30">Sapwood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3" draw:text-style-name="P35" xml:id="id17" draw:id="id17" draw:layer="layout" svg:width="5.391cm" svg:height="1.086cm" svg:x="19.409cm" svg:y="15.959cm">
          <text:p text:style-name="P34"><text:span text:style-name="T29">Fine root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89" draw:text-style-name="P1" draw:layer="layout" svg:x1="11.484cm" svg:y1="11.268cm" svg:x2="10.214cm" svg:y2="4.718cm">
          <text:p/>
        </draw:line>
        <draw:custom-shape draw:name="CustomShape 35" draw:style-name="gr94" draw:text-style-name="P1" draw:layer="layout" svg:width="5.404cm" svg:height="0.003cm" svg:x="13.508cm" svg:y="5.69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95" draw:text-style-name="P43" draw:layer="layout" svg:width="5.909cm" svg:height="0.718cm" svg:x="12.891cm" svg:y="2.424cm">
          <text:p text:style-name="P42"><text:span text:style-name="T31">Communication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89" draw:text-style-name="P1" draw:layer="layout" svg:x1="21.782cm" svg:y1="12.538cm" svg:x2="22.798cm" svg:y2="13.3cm">
          <text:p/>
        </draw:line>
        <draw:custom-shape draw:name="CustomShape 42" draw:style-name="gr96" draw:text-style-name="P45" draw:layer="layout" svg:width="5.2cm" svg:height="0.6cm" svg:x="13cm" svg:y="12.884cm">
          <text:p text:style-name="P44"><text:span text:style-name="T30">Cambium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7" draw:text-style-name="P35" xml:id="id18" draw:id="id18" draw:layer="layout" svg:width="4.937cm" svg:height="1.521cm" svg:x="7.663cm" svg:y="15.7cm">
          <text:p text:style-name="P34"><text:span text:style-name="T29">Fine root conductance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90" draw:text-style-name="P1" draw:layer="layout" svg:x1="8.182cm" svg:y1="12.03cm" svg:x2="9.51cm" svg:y2="4.615cm">
          <text:p/>
        </draw:line>
        <draw:custom-shape draw:name="CustomShape 45" draw:style-name="gr98" draw:text-style-name="P39" draw:layer="layout" svg:width="5.6cm" svg:height="0.952cm" svg:x="13cm" svg:y="15.5cm">
          <text:p text:style-name="P38"><text:span text:style-name="T30">Fine root biomass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90" draw:text-style-name="P1" draw:layer="layout" svg:x1="10.368cm" svg:y1="10.406cm" svg:x2="8.69cm" svg:y2="12.03cm">
          <text:p/>
        </draw:line>
        <draw:line draw:name="Line 47" draw:style-name="gr90" draw:text-style-name="P1" draw:layer="layout" svg:x1="0cm" svg:y1="0cm" svg:x2="0.001cm" svg:y2="0.001cm">
          <text:p/>
        </draw:line>
        <draw:connector draw:style-name="gr99" draw:text-style-name="P46" draw:layer="layout" svg:x1="9.6cm" svg:y1="6.843cm" svg:x2="19.67cm" svg:y2="8.965cm" draw:start-shape="id8" draw:start-glue-point="2" draw:end-shape="id9" draw:end-glue-point="3" svg:d="M9600 6843v2122h10070" svg:viewBox="0 0 10071 2123">
          <text:p/>
        </draw:connector>
        <draw:connector draw:style-name="gr100" draw:text-style-name="P46" draw:layer="layout" draw:type="line" svg:x1="11.6cm" svg:y1="6.33cm" svg:x2="19.614cm" svg:y2="6.351cm" draw:start-shape="id8" draw:start-glue-point="1" draw:end-shape="id10" draw:end-glue-point="3" svg:d="M11600 6330l8014 21" svg:viewBox="0 0 8015 22">
          <text:p/>
        </draw:connector>
        <draw:connector draw:style-name="gr101" draw:text-style-name="P46" draw:layer="layout" draw:type="line" svg:x1="11.8cm" svg:y1="4.32cm" svg:x2="19.614cm" svg:y2="4.351cm" draw:start-shape="id11" draw:start-glue-point="1" draw:end-shape="id12" draw:end-glue-point="3" svg:d="M11800 4320l7814 31" svg:viewBox="0 0 7815 32">
          <text:p/>
        </draw:connector>
        <draw:connector draw:style-name="gr99" draw:text-style-name="P46" draw:layer="layout" draw:line-skew="-0.74cm" svg:x1="22.435cm" svg:y1="9.487cm" svg:x2="8.6cm" svg:y2="12.507cm" draw:start-shape="id9" draw:start-glue-point="2" draw:end-shape="id13" draw:end-glue-point="0" svg:d="M22435 9487v770h-13835v2250" svg:viewBox="0 0 13836 3021">
          <text:p/>
        </draw:connector>
        <draw:connector draw:style-name="gr99" draw:text-style-name="P46" draw:layer="layout" draw:type="line" svg:x1="19.472cm" svg:y1="11.881cm" svg:x2="12.2cm" svg:y2="11.92cm" draw:start-shape="id14" draw:start-glue-point="3" draw:end-shape="id15" draw:end-glue-point="1" svg:d="M19472 11881l-7272 39" svg:viewBox="0 0 7273 40">
          <text:p/>
        </draw:connector>
        <draw:connector draw:style-name="gr99" draw:text-style-name="P46" draw:layer="layout" svg:x1="10.445cm" svg:y1="12.572cm" svg:x2="19.527cm" svg:y2="13.636cm" draw:start-shape="id15" draw:start-glue-point="2" draw:end-shape="id16" draw:end-glue-point="3" svg:d="M10445 12572v1064h9082" svg:viewBox="0 0 9083 1065">
          <text:p/>
        </draw:connector>
        <draw:connector draw:style-name="gr99" draw:text-style-name="P46" draw:layer="layout" draw:type="line" svg:x1="19.409cm" svg:y1="16.502cm" svg:x2="12.6cm" svg:y2="16.46cm" draw:start-shape="id17" draw:start-glue-point="3" draw:end-shape="id18" draw:end-glue-point="1" svg:d="M19409 16502l-6809-42" svg:viewBox="0 0 6810 43">
          <text:p/>
        </draw:connector>
        <draw:connector draw:style-name="gr99" draw:text-style-name="P46" draw:layer="layout" draw:line-skew="0.351cm" svg:x1="22.06cm" svg:y1="14.149cm" svg:x2="8.6cm" svg:y2="13.533cm" draw:start-shape="id16" draw:start-glue-point="2" draw:end-shape="id13" draw:end-glue-point="2" svg:d="M22060 14149v884h-13460v-1500" svg:viewBox="0 0 13461 1501">
          <text:p/>
        </draw:connector>
        <draw:custom-shape draw:name="CustomShape 12_0" draw:style-name="gr82" draw:text-style-name="P37" xml:id="id12" draw:id="id12" draw:layer="layout" svg:width="4.386cm" svg:height="0.897cm" svg:x="19.614cm" svg:y="3.903cm">
          <text:p text:style-name="P36"><text:span text:style-name="T29">Leaf photo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0" presentation:class="page"/>
          <draw:frame presentation:style-name="pr1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g>
          <draw:custom-shape draw:style-name="gr102" draw:text-style-name="P48" draw:layer="layout" svg:width="2.2cm" svg:height="19.05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48" draw:layer="layout" svg:width="2.2cm" svg:height="19.05cm" svg:x="4.8cm" svg:y="0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48" draw:layer="layout" svg:width="2.2cm" svg:height="19.05cm" svg:x="9.6cm" svg:y="0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48" draw:layer="layout" svg:width="2.2cm" svg:height="19.05cm" svg:x="14.3cm" svg:y="0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48" draw:layer="layout" svg:width="2.2cm" svg:height="19.05cm" svg:x="19.1cm" svg:y="0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48" draw:layer="layout" svg:width="2.2cm" svg:height="19.05cm" svg:x="23.9cm" svg:y="0cm">
            <text:p/>
            <draw:enhanced-geometry svg:viewBox="0 0 21600 21600" draw:type="rectangle" draw:enhanced-path="M 0 0 L 21600 0 21600 21600 0 21600 0 0 Z N"/>
          </draw:custom-shape>
          <draw:custom-shape draw:name="CustomShape 8_0" draw:style-name="gr103" draw:text-style-name="P50" draw:layer="layout" svg:width="2.4cm" svg:height="1.026cm" svg:x="0cm" svg:y="0cm">
            <text:p text:style-name="P49"><text:span text:style-name="T32">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" draw:style-name="gr104" draw:text-style-name="P50" draw:layer="layout" svg:width="2.4cm" svg:height="0.8cm" svg:x="4.7cm" svg:y="0cm">
            <text:p text:style-name="P49"><text:span text:style-name="T32">10-2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" draw:style-name="gr104" draw:text-style-name="P50" draw:layer="layout" svg:width="2.4cm" svg:height="0.8cm" svg:x="9.5cm" svg:y="0cm">
            <text:p text:style-name="P49"><text:span text:style-name="T32">30-4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" draw:style-name="gr104" draw:text-style-name="P50" draw:layer="layout" svg:width="2.4cm" svg:height="0.8cm" svg:x="14.2cm" svg:y="0cm">
            <text:p text:style-name="P49"><text:span text:style-name="T32">50-6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" draw:style-name="gr104" draw:text-style-name="P50" draw:layer="layout" svg:width="2.4cm" svg:height="0.8cm" svg:x="19cm" svg:y="0cm">
            <text:p text:style-name="P49"><text:span text:style-name="T32">70-8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5" draw:style-name="gr104" draw:text-style-name="P50" draw:layer="layout" svg:width="2.4cm" svg:height="0.8cm" svg:x="23.9cm" svg:y="0cm">
            <text:p text:style-name="P49"><text:span text:style-name="T33">1</text:span><text:span text:style-name="T32">0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6" draw:style-name="gr105" draw:text-style-name="P39" xml:id="id20" draw:id="id20" draw:layer="layout" svg:width="1.8cm" svg:height="0.9cm" svg:x="0cm" svg:y="2.4cm">
            <text:p text:style-name="P38"><text:span text:style-name="T34">H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7" draw:style-name="gr106" draw:text-style-name="P39" xml:id="id21" draw:id="id21" draw:layer="layout" svg:width="2.2cm" svg:height="0.9cm" svg:x="0cm" svg:y="3.399cm">
            <text:p text:style-name="P38"><text:span text:style-name="T34">LifeFor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8" draw:style-name="gr107" draw:text-style-name="P39" xml:id="id23" draw:id="id23" draw:layer="layout" svg:width="2cm" svg:height="0.9cm" svg:x="0cm" svg:y="4.373cm">
            <text:p text:style-name="P38"><text:span text:style-name="T34">Gro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9" draw:style-name="gr108" draw:text-style-name="P39" xml:id="id19" draw:id="id19" draw:layer="layout" svg:width="2.6cm" svg:height="1.4cm" svg:x="3cm" svg:y="2.1cm">
            <text:p text:style-name="P38"><text:span text:style-name="T35">Shrub allometric coeff.</text:span></text:p>
            <text:p text:style-name="P38"><text:span text:style-name="T34">(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51" draw:layer="layout" draw:type="line" svg:x1="3cm" svg:y1="2.8cm" svg:x2="1.8cm" svg:y2="2.85cm" draw:start-shape="id19" draw:start-glue-point="3" draw:end-shape="id20" draw:end-glue-point="1" svg:d="M3000 2800l-1200 50" svg:viewBox="0 0 1201 51">
            <text:p/>
          </draw:connector>
          <draw:connector draw:style-name="gr109" draw:text-style-name="P51" draw:layer="layout" draw:type="line" svg:x1="3cm" svg:y1="2.8cm" svg:x2="2.2cm" svg:y2="3.849cm" draw:start-shape="id19" draw:start-glue-point="3" draw:end-shape="id21" draw:end-glue-point="1" svg:d="M3000 2800l-800 1049" svg:viewBox="0 0 801 1050">
            <text:p/>
          </draw:connector>
          <draw:custom-shape draw:name="CustomShape 8_10" draw:style-name="gr105" draw:text-style-name="P35" xml:id="id25" draw:id="id25" draw:layer="layout" svg:width="1.8cm" svg:height="0.9cm" svg:x="0.1cm" svg:y="11.8cm">
            <text:p text:style-name="P34"><text:span text:style-name="T34">Famil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1" draw:style-name="gr108" draw:text-style-name="P39" xml:id="id22" draw:id="id22" draw:layer="layout" svg:width="2.6cm" svg:height="1.4cm" svg:x="7.2cm" svg:y="3cm">
            <text:p text:style-name="P38"><text:span text:style-name="T35">Tree allometric coeff.</text:span></text:p>
            <text:p text:style-name="P38"><text:span text:style-name="T34">(2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0" draw:text-style-name="P46" draw:layer="layout" draw:type="line" svg:x1="7.2cm" svg:y1="3.7cm" svg:x2="2cm" svg:y2="4.823cm" draw:start-shape="id22" draw:start-glue-point="3" draw:end-shape="id23" draw:end-glue-point="1" svg:d="M7200 3700l-5200 1123" svg:viewBox="0 0 5201 1124">
            <text:p/>
          </draw:connector>
          <draw:custom-shape draw:name="CustomShape 8_12" draw:style-name="gr111" draw:text-style-name="P35" xml:id="id24" draw:id="id24" draw:layer="layout" svg:width="3.5cm" svg:height="1.2cm" svg:x="16.2cm" svg:y="8.486cm">
            <text:p text:style-name="P34"><text:span text:style-name="T34">StemAF/conduit2sapwood</text:span></text:p>
            <text:p text:style-name="P34"><text:span text:style-name="T34">(6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0" draw:text-style-name="P46" draw:layer="layout" draw:type="line" svg:x1="16.2cm" svg:y1="9.086cm" svg:x2="1.9cm" svg:y2="12.25cm" draw:start-shape="id24" draw:start-glue-point="3" draw:end-shape="id25" draw:end-glue-point="1" svg:d="M16200 9086l-14300 3164" svg:viewBox="0 0 14301 3165">
            <text:p/>
          </draw:connector>
          <draw:custom-shape draw:name="CustomShape 8_13" draw:style-name="gr112" draw:text-style-name="P35" xml:id="id53" draw:id="id53" draw:layer="layout" svg:width="3.2cm" svg:height="0.9cm" svg:x="0cm" svg:y="0.973cm">
            <text:p text:style-name="P34"><text:span text:style-name="T34">PhenologyTy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5" draw:style-name="gr113" draw:text-style-name="P35" xml:id="id44" draw:id="id44" draw:layer="layout" svg:width="2.422cm" svg:height="0.8cm" svg:x="-0.122cm" svg:y="5.3cm">
            <text:p text:style-name="P34"><text:span text:style-name="T34">Leaf sha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6" draw:style-name="gr114" draw:text-style-name="P35" xml:id="id26" draw:id="id26" draw:layer="layout" svg:width="1.4cm" svg:height="1.2cm" svg:x="3.4cm" svg:y="7.3cm">
            <text:p text:style-name="P34"><text:span text:style-name="T34">SLA</text:span></text:p>
            <text:p text:style-name="P34"><text:span text:style-name="T34">(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0" draw:text-style-name="P46" draw:layer="layout" draw:type="line" svg:x1="3.4cm" svg:y1="7.9cm" svg:x2="2.4cm" svg:y2="6.45cm" draw:start-shape="id26" draw:start-glue-point="3" draw:end-shape="id27" draw:end-glue-point="6" svg:d="M3400 7900l-1000-1450" svg:viewBox="0 0 1001 1451">
            <text:p/>
          </draw:connector>
          <draw:custom-shape draw:name="CustomShape 8_17" draw:style-name="gr113" draw:text-style-name="P35" draw:layer="layout" svg:width="2.422cm" svg:height="0.8cm" svg:x="-0.222cm" svg:y="6.8cm">
            <text:p text:style-name="P34"><text:span text:style-name="T34">Leaf siz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15" draw:text-style-name="P52" xml:id="id27" draw:id="id27" draw:layer="layout" svg:width="0.4cm" svg:height="2.1cm" svg:x="2cm" svg:y="5.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CustomShape 8_19" draw:style-name="gr104" draw:text-style-name="P50" draw:layer="layout" svg:width="2.4cm" svg:height="0.8cm" svg:x="2.2cm" svg:y="0cm">
            <text:p text:style-name="P49"><text:span text:style-name="T32">0-1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0" draw:text-style-name="P46" draw:layer="layout" draw:type="line" svg:x1="7.4cm" svg:y1="7.7cm" svg:x2="2.4cm" svg:y2="6.45cm" draw:start-shape="id28" draw:start-glue-point="3" draw:end-shape="id27" draw:end-glue-point="6" svg:d="M7400 7700l-5000-1250" svg:viewBox="0 0 5001 1251">
            <text:p/>
          </draw:connector>
          <draw:custom-shape draw:name="CustomShape 8_20" draw:style-name="gr104" draw:text-style-name="P50" draw:layer="layout" svg:width="2.4cm" svg:height="0.8cm" svg:x="7.2cm" svg:y="0cm">
            <text:p text:style-name="P49"><text:span text:style-name="T32">20-3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1" draw:style-name="gr104" draw:text-style-name="P50" draw:layer="layout" svg:width="2.4cm" svg:height="0.8cm" svg:x="12cm" svg:y="0cm">
            <text:p text:style-name="P49"><text:span text:style-name="T32">40-5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2" draw:style-name="gr104" draw:text-style-name="P50" draw:layer="layout" svg:width="2.4cm" svg:height="0.8cm" svg:x="21.3cm" svg:y="0cm">
            <text:p text:style-name="P49"><text:span text:style-name="T32">80-9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3" draw:style-name="gr104" draw:text-style-name="P50" draw:layer="layout" svg:width="2.4cm" svg:height="0.8cm" svg:x="16.6cm" svg:y="0cm">
            <text:p text:style-name="P49"><text:span text:style-name="T32">60-7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5" draw:style-name="gr116" draw:text-style-name="P35" xml:id="id29" draw:id="id29" draw:layer="layout" svg:width="1.9cm" svg:height="1.2cm" svg:x="14.544cm" svg:y="7.079cm">
            <text:p text:style-name="P34"><text:span text:style-name="T34">Al2As</text:span></text:p>
            <text:p text:style-name="P34"><text:span text:style-name="T34">(52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0" draw:text-style-name="P46" draw:layer="layout" draw:type="line" svg:x1="14.544cm" svg:y1="7.679cm" svg:x2="1.9cm" svg:y2="12.25cm" draw:start-shape="id29" draw:start-glue-point="3" draw:end-shape="id25" draw:end-glue-point="1" svg:d="M14544 7679l-12644 4571" svg:viewBox="0 0 12645 4572">
            <text:p/>
          </draw:connector>
          <draw:custom-shape draw:name="CustomShape 8_26" draw:style-name="gr117" draw:text-style-name="P35" xml:id="id30" draw:id="id30" draw:layer="layout" svg:width="1.7cm" svg:height="1.2cm" svg:x="15cm" svg:y="5.2cm">
            <text:p text:style-name="P34"><text:span text:style-name="T34">r635</text:span></text:p>
            <text:p text:style-name="P34"><text:span text:style-name="T34">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0" draw:text-style-name="P46" draw:layer="layout" draw:type="line" svg:x1="15cm" svg:y1="5.8cm" svg:x2="2.4cm" svg:y2="6.45cm" draw:start-shape="id30" draw:start-glue-point="3" draw:end-shape="id27" draw:end-glue-point="6" svg:d="M15000 5800l-12600 650" svg:viewBox="0 0 12601 651">
            <text:p/>
          </draw:connector>
          <draw:custom-shape draw:name="CustomShape 8_18" draw:style-name="gr118" draw:text-style-name="P35" xml:id="id28" draw:id="id28" draw:layer="layout" svg:width="2.5cm" svg:height="1.2cm" svg:x="7.4cm" svg:y="7.1cm">
            <text:p text:style-name="P34"><text:span text:style-name="T34">LeafWidth</text:span></text:p>
            <text:p text:style-name="P34"><text:span text:style-name="T34">(2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7" draw:style-name="gr119" draw:text-style-name="P35" xml:id="id31" draw:id="id31" draw:layer="layout" svg:width="2.8cm" svg:height="1.2cm" svg:x="3.6cm" svg:y="17.4cm">
            <text:p text:style-name="P34"><text:span text:style-name="T34">WoodDensity</text:span></text:p>
            <text:p text:style-name="P34"><text:span text:style-name="T34">(1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0" draw:text-style-name="P46" draw:layer="layout" draw:type="line" svg:x1="3.6cm" svg:y1="18cm" svg:x2="1.9cm" svg:y2="12.25cm" draw:start-shape="id31" draw:start-glue-point="3" draw:end-shape="id25" draw:end-glue-point="1" svg:d="M3600 18000l-1700-5750" svg:viewBox="0 0 1701 5751">
            <text:p/>
          </draw:connector>
          <draw:custom-shape draw:name="CustomShape 8_28" draw:style-name="gr119" draw:text-style-name="P35" xml:id="id32" draw:id="id32" draw:layer="layout" svg:width="2.8cm" svg:height="1.2cm" svg:x="7cm" svg:y="8.3cm">
            <text:p text:style-name="P34"><text:span text:style-name="T34">LeafDensity</text:span></text:p>
            <text:p text:style-name="P34"><text:span text:style-name="T34">(3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0" draw:text-style-name="P46" draw:layer="layout" draw:type="line" svg:x1="7cm" svg:y1="8.9cm" svg:x2="1.9cm" svg:y2="12.25cm" draw:start-shape="id32" draw:start-glue-point="3" draw:end-shape="id25" draw:end-glue-point="1" svg:d="M7000 8900l-5100 3350" svg:viewBox="0 0 5101 3351">
            <text:p/>
          </draw:connector>
          <draw:custom-shape draw:name="CustomShape 8_29" draw:style-name="gr120" draw:text-style-name="P35" xml:id="id33" draw:id="id33" draw:layer="layout" svg:width="2.7cm" svg:height="1.2cm" svg:x="23.336cm" svg:y="17.241cm">
            <text:p text:style-name="P34"><text:span text:style-name="T34">StemPI0 / StemEPS</text:span></text:p>
            <text:p text:style-name="P34"><text:span text:style-name="T34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0" draw:text-style-name="P46" draw:layer="layout" draw:type="line" svg:x1="23.336cm" svg:y1="17.841cm" svg:x2="6.4cm" svg:y2="18cm" draw:start-shape="id33" draw:start-glue-point="3" draw:end-shape="id31" draw:end-glue-point="1" svg:d="M23336 17841l-16936 159" svg:viewBox="0 0 16937 160">
            <text:p/>
          </draw:connector>
          <draw:custom-shape draw:name="CustomShape 8_30" draw:style-name="gr121" draw:text-style-name="P35" xml:id="id34" draw:id="id34" draw:layer="layout" svg:width="2.1cm" svg:height="1.2cm" svg:x="8.7cm" svg:y="10.7cm">
            <text:p text:style-name="P34"><text:span text:style-name="T34">Psi_Critic</text:span></text:p>
            <text:p text:style-name="P34"><text:span text:style-name="T34">(3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0" draw:text-style-name="P46" draw:layer="layout" draw:type="line" svg:x1="8.7cm" svg:y1="11.3cm" svg:x2="1.9cm" svg:y2="12.25cm" draw:start-shape="id34" draw:start-glue-point="3" draw:end-shape="id25" draw:end-glue-point="1" svg:d="M8700 11300l-6800 950" svg:viewBox="0 0 6801 951">
            <text:p/>
          </draw:connector>
          <draw:custom-shape draw:name="CustomShape 8_31" draw:style-name="gr122" draw:text-style-name="P35" xml:id="id35" draw:id="id35" draw:layer="layout" svg:width="2.6cm" svg:height="1.2cm" svg:x="12cm" svg:y="11cm">
            <text:p text:style-name="P34"><text:span text:style-name="T34">VCstem_c/VCstem_d</text:span></text:p>
            <text:p text:style-name="P34"><text:span text:style-name="T34">(4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0" draw:text-style-name="P46" draw:layer="layout" draw:type="line" svg:x1="12cm" svg:y1="11.6cm" svg:x2="10.8cm" svg:y2="11.3cm" draw:start-shape="id35" draw:start-glue-point="3" draw:end-shape="id34" draw:end-glue-point="1" svg:d="M12000 11600l-1200-300" svg:viewBox="0 0 1201 301">
            <text:p/>
          </draw:connector>
          <draw:custom-shape draw:name="CustomShape 8_32" draw:style-name="gr116" draw:text-style-name="P35" xml:id="id36" draw:id="id36" draw:layer="layout" svg:width="1.9cm" svg:height="1.2cm" svg:x="24.1cm" svg:y="8.9cm">
            <text:p text:style-name="P34"><text:span text:style-name="T34">VCroot</text:span></text:p>
            <text:p text:style-name="P34"><text:span text:style-name="T34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0" draw:text-style-name="P46" draw:layer="layout" draw:type="line" svg:x1="24.1cm" svg:y1="9.5cm" svg:x2="10.8cm" svg:y2="11.3cm" draw:start-shape="id36" draw:start-glue-point="3" draw:end-shape="id34" draw:end-glue-point="1" svg:d="M24100 9500l-13300 1800" svg:viewBox="0 0 13301 1801">
            <text:p/>
          </draw:connector>
          <draw:custom-shape draw:name="CustomShape 8_33" draw:style-name="gr123" draw:text-style-name="P35" xml:id="id38" draw:id="id38" draw:layer="layout" svg:width="2.4cm" svg:height="1.2cm" svg:x="14.6cm" svg:y="11cm">
            <text:p text:style-name="P34"><text:span text:style-name="T34">Psi_Extract</text:span></text:p>
            <text:p text:style-name="P34"><text:span text:style-name="T34">(5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4" draw:style-name="gr111" draw:text-style-name="P35" xml:id="id37" draw:id="id37" draw:layer="layout" svg:width="3.5cm" svg:height="1.2cm" svg:x="16.8cm" svg:y="12.204cm">
            <text:p text:style-name="P34"><text:span text:style-name="T34">LeafPI0 /LeafEPS</text:span></text:p>
            <text:p text:style-name="P34"><text:span text:style-name="T34">(65%/6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0" draw:text-style-name="P46" draw:layer="layout" draw:type="line" svg:x1="16.8cm" svg:y1="12.804cm" svg:x2="1.9cm" svg:y2="12.25cm" draw:start-shape="id37" draw:start-glue-point="3" draw:end-shape="id25" draw:end-glue-point="1" svg:d="M16800 12804l-14900-554" svg:viewBox="0 0 14901 555">
            <text:p/>
          </draw:connector>
          <draw:connector draw:style-name="gr110" draw:text-style-name="P46" draw:layer="layout" draw:type="line" svg:x1="15.8cm" svg:y1="12.2cm" svg:x2="16.8cm" svg:y2="12.804cm" draw:start-shape="id38" draw:start-glue-point="2" draw:end-shape="id37" draw:end-glue-point="3" svg:d="M15800 12200l1000 604" svg:viewBox="0 0 1001 605">
            <text:p/>
          </draw:connector>
          <draw:custom-shape draw:name="CustomShape 8_35" draw:style-name="gr124" draw:text-style-name="P35" xml:id="id39" draw:id="id39" draw:layer="layout" svg:width="2.2cm" svg:height="1.2cm" svg:x="23.9cm" svg:y="11.1cm">
            <text:p text:style-name="P34"><text:span text:style-name="T34">VCleaf_c/VCleaf_d</text:span></text:p>
            <text:p text:style-name="P34"><text:span text:style-name="T34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0" draw:text-style-name="P46" draw:layer="layout" draw:type="line" svg:x1="23.9cm" svg:y1="11.7cm" svg:x2="20.3cm" svg:y2="12.804cm" draw:start-shape="id39" draw:start-glue-point="3" draw:end-shape="id37" draw:end-glue-point="1" svg:d="M23900 11700l-3600 1104" svg:viewBox="0 0 3601 1105">
            <text:p/>
          </draw:connector>
          <draw:custom-shape draw:name="CustomShape 8_36" draw:style-name="gr125" draw:text-style-name="P35" xml:id="id40" draw:id="id40" draw:layer="layout" svg:width="2cm" svg:height="1.2cm" svg:x="19.3cm" svg:y="14.2cm">
            <text:p text:style-name="P34"><text:span text:style-name="T34">Gswmax</text:span></text:p>
            <text:p text:style-name="P34"><text:span text:style-name="T34">(7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0" draw:text-style-name="P46" draw:layer="layout" draw:type="line" svg:x1="19.3cm" svg:y1="14.8cm" svg:x2="1.9cm" svg:y2="12.25cm" draw:start-shape="id40" draw:start-glue-point="3" draw:end-shape="id25" draw:end-glue-point="1" svg:d="M19300 14800l-17400-2550" svg:viewBox="0 0 17401 2551">
            <text:p/>
          </draw:connector>
          <draw:custom-shape draw:name="CustomShape 8_37" draw:style-name="gr125" draw:text-style-name="P35" xml:id="id41" draw:id="id41" draw:layer="layout" svg:width="2cm" svg:height="1.2cm" svg:x="17.5cm" svg:y="15.5cm">
            <text:p text:style-name="P34"><text:span text:style-name="T34">Gswmin</text:span></text:p>
            <text:p text:style-name="P34"><text:span text:style-name="T34">(6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0" draw:text-style-name="P46" draw:layer="layout" draw:type="line" svg:x1="17.5cm" svg:y1="16.1cm" svg:x2="1.9cm" svg:y2="12.25cm" draw:start-shape="id41" draw:start-glue-point="3" draw:end-shape="id25" draw:end-glue-point="1" svg:d="M17500 16100l-15600-3850" svg:viewBox="0 0 15601 3851">
            <text:p/>
          </draw:connector>
          <draw:custom-shape draw:name="CustomShape 8_38" draw:style-name="gr119" draw:text-style-name="P35" xml:id="id42" draw:id="id42" draw:layer="layout" svg:width="2.8cm" svg:height="1.2cm" svg:x="23.6cm" svg:y="14.2cm">
            <text:p text:style-name="P34"><text:span text:style-name="T34">VCleaf_kmax</text:span></text:p>
            <text:p text:style-name="P34"><text:span text:style-name="T34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0" draw:text-style-name="P46" draw:layer="layout" draw:type="line" svg:x1="23.6cm" svg:y1="14.8cm" svg:x2="21.3cm" svg:y2="14.8cm" draw:start-shape="id42" draw:start-glue-point="3" draw:end-shape="id40" draw:end-glue-point="1" svg:d="M23600 14800h-2300" svg:viewBox="0 0 2301 1">
            <text:p/>
          </draw:connector>
          <draw:custom-shape draw:name="CustomShape 8_39" draw:style-name="gr126" draw:text-style-name="P35" xml:id="id43" draw:id="id43" draw:layer="layout" svg:width="3.1cm" svg:height="2.7cm" svg:x="23.3cm" svg:y="3.8cm">
            <text:p text:style-name="P34"><text:span text:style-name="T35">Radiation/rain interception parameters</text:span></text:p>
            <text:p text:style-name="P34"><text:span text:style-name="T34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27" draw:text-style-name="P46" draw:layer="layout" draw:type="line" svg:x1="23.3cm" svg:y1="5.15cm" svg:x2="2.3cm" svg:y2="5.7cm" draw:start-shape="id43" draw:start-glue-point="3" draw:end-shape="id44" draw:end-glue-point="1" svg:d="M23300 5150l-21000 550" svg:viewBox="0 0 21001 551">
            <text:p/>
          </draw:connector>
          <draw:custom-shape draw:name="CustomShape 8_40" draw:style-name="gr128" draw:text-style-name="P35" xml:id="id45" draw:id="id45" draw:layer="layout" svg:width="3.4cm" svg:height="1.2cm" svg:x="12.5cm" svg:y="14.1cm">
            <text:p text:style-name="P34"><text:span text:style-name="T34">Kmax_stemxylem</text:span></text:p>
            <text:p text:style-name="P34"><text:span text:style-name="T34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0" draw:text-style-name="P46" draw:layer="layout" draw:type="line" svg:x1="12.5cm" svg:y1="14.7cm" svg:x2="1.9cm" svg:y2="12.25cm" draw:start-shape="id45" draw:start-glue-point="3" draw:end-shape="id25" draw:end-glue-point="1" svg:d="M12500 14700l-10600-2450" svg:viewBox="0 0 10601 2451">
            <text:p/>
          </draw:connector>
          <draw:custom-shape draw:name="CustomShape 8_41" draw:style-name="gr117" draw:text-style-name="P35" xml:id="id46" draw:id="id46" draw:layer="layout" svg:width="1.7cm" svg:height="1.2cm" svg:x="18.2cm" svg:y="3.7cm">
            <text:p text:style-name="P34"><text:span text:style-name="T34">SAV</text:span></text:p>
            <text:p text:style-name="P34"><text:span text:style-name="T34">(7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0" draw:text-style-name="P46" draw:layer="layout" draw:type="line" svg:x1="18.2cm" svg:y1="4.3cm" svg:x2="2.4cm" svg:y2="6.45cm" draw:start-shape="id46" draw:start-glue-point="3" draw:end-shape="id27" draw:end-glue-point="6" svg:d="M18200 4300l-15800 2150" svg:viewBox="0 0 15801 2151">
            <text:p/>
          </draw:connector>
          <draw:custom-shape draw:name="CustomShape 8_42" draw:style-name="gr118" draw:text-style-name="P35" xml:id="id47" draw:id="id47" draw:layer="layout" svg:width="2.5cm" svg:height="1.2cm" svg:x="15.2cm" svg:y="2.8cm">
            <text:p text:style-name="P34"><text:span text:style-name="T34">HeatContent</text:span></text:p>
            <text:p text:style-name="P34"><text:span text:style-name="T34">(6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0" draw:text-style-name="P46" draw:layer="layout" draw:type="line" svg:x1="15.2cm" svg:y1="3.4cm" svg:x2="2.4cm" svg:y2="6.45cm" draw:start-shape="id47" draw:start-glue-point="3" draw:end-shape="id27" draw:end-glue-point="6" svg:d="M15200 3400l-12800 3050" svg:viewBox="0 0 12801 3051">
            <text:p/>
          </draw:connector>
          <draw:custom-shape draw:name="CustomShape 8_43" draw:style-name="gr129" draw:text-style-name="P35" xml:id="id48" draw:id="id48" draw:layer="layout" svg:width="2.9cm" svg:height="1.2cm" svg:x="19.4cm" svg:y="5.7cm">
            <text:p text:style-name="P34"><text:span text:style-name="T34">LigninContent</text:span></text:p>
            <text:p text:style-name="P34"><text:span text:style-name="T34">(7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0" draw:text-style-name="P46" draw:layer="layout" draw:type="line" svg:x1="19.4cm" svg:y1="6.3cm" svg:x2="2.4cm" svg:y2="6.45cm" draw:start-shape="id48" draw:start-glue-point="3" draw:end-shape="id27" draw:end-glue-point="6" svg:d="M19400 6300l-17000 150" svg:viewBox="0 0 17001 151">
            <text:p/>
          </draw:connector>
          <draw:custom-shape draw:name="CustomShape 8_44" draw:style-name="gr130" draw:text-style-name="P35" xml:id="id49" draw:id="id49" draw:layer="layout" svg:width="1.8cm" svg:height="1.2cm" svg:x="4.2cm" svg:y="15.4cm">
            <text:p text:style-name="P34"><text:span text:style-name="T34">Nleaf</text:span></text:p>
            <text:p text:style-name="P34"><text:span text:style-name="T34">(1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0" draw:text-style-name="P46" draw:layer="layout" draw:type="line" svg:x1="4.2cm" svg:y1="16cm" svg:x2="1.9cm" svg:y2="12.25cm" draw:start-shape="id49" draw:start-glue-point="3" draw:end-shape="id25" draw:end-glue-point="1" svg:d="M4200 16000l-2300-3750" svg:viewBox="0 0 2301 3751">
            <text:p/>
          </draw:connector>
          <draw:custom-shape draw:name="CustomShape 8_45" draw:style-name="gr124" draw:text-style-name="P35" xml:id="id51" draw:id="id51" draw:layer="layout" svg:width="2.2cm" svg:height="1.2cm" svg:x="13.1cm" svg:y="16.7cm">
            <text:p text:style-name="P34"><text:span text:style-name="T34">Vmax298</text:span></text:p>
            <text:p text:style-name="P34"><text:span text:style-name="T34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6" draw:style-name="gr121" draw:text-style-name="P35" xml:id="id50" draw:id="id50" draw:layer="layout" svg:width="2.1cm" svg:height="1.2cm" svg:x="15.8cm" svg:y="16.7cm">
            <text:p text:style-name="P34"><text:span text:style-name="T34">Jmax298</text:span></text:p>
            <text:p text:style-name="P34"><text:span text:style-name="T34">(5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0" draw:text-style-name="P46" draw:layer="layout" draw:type="line" svg:x1="15.8cm" svg:y1="17.3cm" svg:x2="15.3cm" svg:y2="17.3cm" draw:start-shape="id50" draw:start-glue-point="3" draw:end-shape="id51" draw:end-glue-point="1" svg:d="M15800 17300h-500" svg:viewBox="0 0 501 1">
            <text:p/>
          </draw:connector>
          <draw:connector draw:style-name="gr110" draw:text-style-name="P46" draw:layer="layout" draw:type="line" svg:x1="13.1cm" svg:y1="17.3cm" svg:x2="6cm" svg:y2="16cm" draw:start-shape="id51" draw:start-glue-point="3" draw:end-shape="id49" draw:end-glue-point="1" svg:d="M13100 17300l-7100-1300" svg:viewBox="0 0 7101 1301">
            <text:p/>
          </draw:connector>
          <draw:connector draw:style-name="gr110" draw:text-style-name="P46" draw:layer="layout" draw:type="line" svg:x1="13.1cm" svg:y1="17.3cm" svg:x2="4.1cm" svg:y2="8.5cm" draw:start-shape="id51" draw:start-glue-point="3" draw:end-shape="id26" draw:end-glue-point="2" svg:d="M13100 17300l-9000-8800" svg:viewBox="0 0 9001 8801">
            <text:p/>
          </draw:connector>
          <draw:custom-shape draw:name="CustomShape 8_47" draw:style-name="gr131" draw:text-style-name="P54" xml:id="id52" draw:id="id52" draw:layer="layout" svg:width="2.7cm" svg:height="1.227cm" svg:x="7cm" svg:y="0.8cm">
            <text:p text:style-name="P53"><text:span text:style-name="T34">LeafDuration</text:span></text:p>
            <text:p text:style-name="P53"><text:span text:style-name="T34">(24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0" draw:text-style-name="P46" draw:layer="layout" draw:type="line" svg:x1="7cm" svg:y1="1.413cm" svg:x2="3.2cm" svg:y2="1.423cm" draw:start-shape="id52" draw:start-glue-point="3" draw:end-shape="id53" draw:end-glue-point="1" svg:d="M7000 1413l-3800 10" svg:viewBox="0 0 3801 11">
            <text:p/>
          </draw:connector>
          <draw:custom-shape draw:name="CustomShape 8_14" draw:style-name="gr132" draw:text-style-name="P35" xml:id="id54" draw:id="id54" draw:layer="layout" svg:width="2.3cm" svg:height="1.2cm" svg:x="21.4cm" svg:y="12.904cm">
            <text:p text:style-name="P34"><text:span text:style-name="T34">LeafAF</text:span></text:p>
            <text:p text:style-name="P34"><text:span text:style-name="T34">(83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0" draw:text-style-name="P46" draw:layer="layout" draw:type="line" svg:x1="21.4cm" svg:y1="13.504cm" svg:x2="1.9cm" svg:y2="12.25cm" draw:start-shape="id54" draw:start-glue-point="3" draw:end-shape="id25" draw:end-glue-point="1" svg:d="M21400 13504l-19500-1254" svg:viewBox="0 0 19501 1255">
            <text:p/>
          </draw:connector>
          <draw:custom-shape draw:name="CustomShape 8_24" draw:style-name="gr124" draw:text-style-name="P35" xml:id="id55" draw:id="id55" draw:layer="layout" svg:width="2.2cm" svg:height="1.2cm" svg:x="14.4cm" svg:y="15.7cm">
            <text:p text:style-name="P34"><text:span text:style-name="T34">Nfineroot 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0" draw:text-style-name="P46" draw:layer="layout" draw:type="line" svg:x1="14.4cm" svg:y1="16.3cm" svg:x2="1.9cm" svg:y2="12.265cm" draw:start-shape="id55" draw:start-glue-point="3" svg:d="M14400 16300l-12500-4035" svg:viewBox="0 0 12501 4036">
            <text:p/>
          </draw:connector>
        </draw:g>
        <presentation:notes draw:style-name="dp2">
          <draw:page-thumbnail draw:style-name="gr10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g>
          <draw:custom-shape draw:name="CustomShape 19" draw:style-name="gr133" draw:text-style-name="P55" draw:layer="layout" svg:width="5.6cm" svg:height="1.4cm" svg:x="5.2cm" svg:y="2.2cm">
            <text:p text:style-name="P4"><text:span text:style-name="T14"><text:s/></text:span><text:span text:style-name="T14">Surface weather station networks (AEMET, SMC, …)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40" draw:text-style-name="P1" draw:layer="layout" svg:x1="15.6cm" svg:y1="3.6cm" svg:x2="15.6cm" svg:y2="5.257cm">
            <text:p/>
          </draw:line>
          <draw:custom-shape draw:name="CustomShape 24_0" draw:style-name="gr134" draw:text-style-name="P5" draw:layer="layout" svg:width="2.722cm" svg:height="0.743cm" svg:x="4.432cm" svg:y="4.02cm">
            <text:p text:style-name="P4"><text:span text:style-name="T18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1" draw:style-name="gr135" draw:text-style-name="P5" draw:layer="layout" svg:width="4.8cm" svg:height="0.743cm" svg:x="5.6cm" svg:y="5.7cm">
            <text:p text:style-name="P4"><text:span text:style-name="T30">Observed point weather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0" draw:style-name="gr136" draw:text-style-name="P56" draw:layer="layout" svg:width="3.8cm" svg:height="1.4cm" svg:x="3.423cm" svg:y="4.034cm">
            <text:p text:style-name="P4"><text:span text:style-name="T14"><text:s/></text:span><text:span text:style-name="T36">R package </text:span><text:span text:style-name="T37">meteospain</text:span><text:span text:style-name="T36">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2" draw:style-name="gr137" draw:text-style-name="P58" draw:layer="layout" svg:width="5.2cm" svg:height="1.158cm" svg:x="5.4cm" svg:y="10.1cm">
            <text:p text:style-name="P57"><text:span text:style-name="T30">Historic weather </text:span></text:p>
            <text:p text:style-name="P57"><text:span text:style-name="T30">MeteorologyInterpolationData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1" draw:style-name="gr138" draw:text-style-name="P56" draw:layer="layout" svg:width="3.8cm" svg:height="1.4cm" svg:x="9.2cm" svg:y="8.2cm">
            <text:p text:style-name="P4"><text:span text:style-name="T14"><text:s/></text:span><text:span text:style-name="T36">R package </text:span><text:span text:style-name="T37">meteol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2" draw:style-name="gr139" draw:text-style-name="P55" draw:layer="layout" svg:width="5.6cm" svg:height="0.8cm" svg:x="12.8cm" svg:y="2.4cm">
            <text:p text:style-name="P4"><text:span text:style-name="T14">Copernicus Data Store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4" draw:style-name="gr140" draw:text-style-name="P5" draw:layer="layout" svg:width="4.8cm" svg:height="1.143cm" svg:x="13.2cm" svg:y="5.257cm">
            <text:p text:style-name="P4"><text:span text:style-name="T30">Coarse-scale projections </text:span><text:span text:style-name="T38">(GCM, RCM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0" draw:style-name="gr40" draw:text-style-name="P1" draw:layer="layout" svg:x1="8cm" svg:y1="4cm" svg:x2="8cm" svg:y2="5.657cm">
            <text:p/>
          </draw:line>
          <draw:line draw:name="Line 31_1" draw:style-name="gr40" draw:text-style-name="P1" draw:layer="layout" svg:x1="8cm" svg:y1="6.8cm" svg:x2="8cm" svg:y2="9.8cm">
            <text:p/>
          </draw:line>
          <draw:custom-shape draw:name="CustomShape 24_5" draw:style-name="gr141" draw:text-style-name="P5" draw:layer="layout" svg:width="4.8cm" svg:height="1.2cm" svg:x="13.3cm" svg:y="7.7cm">
            <text:p text:style-name="P4"><text:span text:style-name="T30">Donwscaled projections on point loc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2" draw:style-name="gr40" draw:text-style-name="P1" draw:layer="layout" svg:x1="10cm" svg:y1="6.2cm" svg:x2="15.4cm" svg:y2="7.7cm">
            <text:p/>
          </draw:line>
          <draw:line draw:name="Line 31_3" draw:style-name="gr40" draw:text-style-name="P1" draw:layer="layout" svg:x1="15.6cm" svg:y1="6.4cm" svg:x2="15.6cm" svg:y2="7.745cm">
            <text:p/>
          </draw:line>
          <draw:custom-shape draw:name="CustomShape 24_6" draw:style-name="gr142" draw:text-style-name="P5" draw:layer="layout" svg:width="6cm" svg:height="1.158cm" svg:x="12.6cm" svg:y="10cm">
            <text:p text:style-name="P4"><text:span text:style-name="T30">Future weather</text:span><text:span text:style-name="T39"> MeteorologyInterpolationData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4" draw:style-name="gr40" draw:text-style-name="P1" draw:layer="layout" svg:x1="15.6cm" svg:y1="8.8cm" svg:x2="15.6cm" svg:y2="10.033cm">
            <text:p/>
          </draw:line>
          <draw:custom-shape draw:name="CustomShape 19_3" draw:style-name="gr143" draw:text-style-name="P56" draw:layer="layout" svg:width="3.8cm" svg:height="1.4cm" svg:x="9.7cm" svg:y="13.3cm">
            <text:p text:style-name="P4"><text:span text:style-name="T14"><text:s/></text:span><text:span text:style-name="T36">R package </text:span><text:span text:style-name="T37">medfatel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5" draw:style-name="gr40" draw:text-style-name="P1" draw:layer="layout" svg:x1="8.2cm" svg:y1="11.258cm" svg:x2="10.8cm" svg:y2="13cm">
            <text:p/>
          </draw:line>
          <draw:line draw:name="Line 31_6" draw:style-name="gr40" draw:text-style-name="P1" draw:layer="layout" svg:x1="15.6cm" svg:y1="11.158cm" svg:x2="12.6cm" svg:y2="12.987cm">
            <text:p/>
          </draw:line>
          <draw:custom-shape draw:name="CustomShape 19_4" draw:style-name="gr144" draw:text-style-name="P56" draw:layer="layout" svg:width="3.8cm" svg:height="0.8cm" svg:x="16cm" svg:y="4cm">
            <text:p text:style-name="P4"><text:span text:style-name="T14"><text:s/></text:span><text:span text:style-name="T36">R package </text:span><text:span text:style-name="T37">ecrw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400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1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35cm" svg:height="7.575cm" svg:x="1.324cm" svg:y="2.485cm"/>
      <draw:page-thumbnail draw:layer="backgroundobjects" svg:width="8.35cm" svg:height="7.575cm" svg:x="1.324cm" svg:y="11.061cm"/>
      <draw:page-thumbnail draw:layer="backgroundobjects" svg:width="8.35cm" svg:height="7.575cm" svg:x="1.324cm" svg:y="19.637cm"/>
      <draw:page-thumbnail draw:layer="backgroundobjects" svg:width="8.35cm" svg:height="7.575cm" svg:x="11.324cm" svg:y="2.485cm"/>
      <draw:page-thumbnail draw:layer="backgroundobjects" svg:width="8.35cm" svg:height="7.575cm" svg:x="11.324cm" svg:y="11.061cm"/>
      <draw:page-thumbnail draw:layer="backgroundobjects" svg:width="8.35cm" svg:height="7.575cm" svg:x="11.324cm" svg:y="19.637cm"/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0-05T15:29:55</meta:creation-date>
    <meta:initial-creator>Miquel Decaceres</meta:initial-creator>
    <dc:language>ca-ES</dc:language>
    <dc:date>2023-04-09T18:34:01.414709707</dc:date>
    <meta:editing-cycles>230</meta:editing-cycles>
    <dc:title>Presentación de PowerPoint</dc:title>
    <meta:editing-duration>P1DT16H43M22S</meta:editing-duration>
    <meta:generator>LibreOffice/7.3.7.2$Linux_X86_64 LibreOffice_project/30$Build-2</meta:generator>
    <meta:document-statistic meta:object-count="78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Office Theme" xlink:href=""/>
  </office:meta>
</office:document-meta>
</file>